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13e654" officeooo:paragraph-rsid="0013e654" style:font-size-asian="15pt" style:font-size-complex="15pt"/>
    </style:style>
    <style:style style:name="P2" style:family="paragraph" style:parent-style-name="Preformatted_20_Text">
      <style:text-properties fo:font-size="15pt" officeooo:rsid="0013e654" officeooo:paragraph-rsid="001676ba" style:font-size-asian="15pt" style:font-size-complex="15pt"/>
    </style:style>
    <style:style style:name="P3" style:family="paragraph" style:parent-style-name="Preformatted_20_Text">
      <style:text-properties fo:font-size="11pt" officeooo:rsid="0013e654" officeooo:paragraph-rsid="0013e654" style:font-size-asian="11pt" style:font-size-complex="11pt"/>
    </style:style>
    <style:style style:name="P4" style:family="paragraph" style:parent-style-name="Preformatted_20_Text">
      <style:paragraph-properties fo:break-before="page"/>
      <style:text-properties fo:font-size="15pt" officeooo:rsid="0013e654" officeooo:paragraph-rsid="0013e654" style:font-size-asian="15pt" style:font-size-complex="15pt"/>
    </style:style>
    <style:style style:name="P5" style:family="paragraph" style:parent-style-name="Footer">
      <style:text-properties officeooo:rsid="0013e654" officeooo:paragraph-rsid="0013e654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664 雨後驕陽01</text:p>
        <text:p text:style-name="P1"/>
        <text:p text:style-name="P1">新娘來喔，</text:p>
        <text:p text:style-name="P1">Sin-niû lâi --ooh, </text:p>
        <text:p text:style-name="P1"/>
        <text:p text:style-name="P1">新娘來喔！</text:p>
        <text:p text:style-name="P1">sin-niû lâi --ooh!</text:p>
        <text:p text:style-name="P1"/>
        <text:p text:style-name="P1">新娘媠噹噹！</text:p>
        <text:p text:style-name="P1">Sin-niû suí-tang-tang! </text:p>
        <text:p text:style-name="P1"/>
        <text:p text:style-name="P1">足媠的！</text:p>
        <text:p text:style-name="P1">Tsiok suí --ê! </text:p>
        <text:p text:style-name="P1"/>
        <text:p text:style-name="P1">新娘媠噹噹！</text:p>
        <text:p text:style-name="P1">Sin-niû suí-tang-tang!</text:p>
        <text:p text:style-name="P1"/>
        <text:p text:style-name="P1">恭喜喔、恭喜！</text:p>
        <text:p text:style-name="P1">Kiong-hí --ooh, kiong-hí! </text:p>
        <text:p text:style-name="P1"/>
        <text:p text:style-name="P1">足媠的呢！</text:p>
        <text:p text:style-name="P1">Tsiok suí --ê --neh!</text:p>
        <text:p text:style-name="P1"/>
        <text:p text:style-name="P1">新娘足媠的！</text:p>
        <text:p text:style-name="P1">Sin-niû tsiok suí --ê!</text:p>
        <text:p text:style-name="P1"/>
        <text:p text:style-name="P1">來來來！</text:p>
        <text:p text:style-name="P1">Lâi lâi lâi!</text:p>
        <text:p text:style-name="P1"/>
        <text:p text:style-name="P1">等待車門兩邊開，</text:p>
        <text:p text:style-name="P1">Tán-thāi tshia-mn̂g lióng pian khai, </text:p>
        <text:p text:style-name="P1"/>
        <text:p text:style-name="P1">金銀財寶做伙來，</text:p>
        <text:p text:style-name="P1">kim-gîn tsâi-pó tsò-hué lâi, </text:p>
        <text:p text:style-name="P1"/>
        <text:p text:style-name="P1">新人歡喜入房內，</text:p>
        <text:p text:style-name="P1">sin-lîn huann-hí ji̍p pâng-lāi, </text:p>
        <text:p text:style-name="P1"/>
        <text:p text:style-name="P1">生囝生孫狀元才。</text:p>
        <text:p text:style-name="P1">senn-kiánn senn sun tsiōng-guân tsâi.</text:p>
        <text:p text:style-name="P1"/>
        <text:p text:style-name="P1"><text:s/>木成 啊！</text:p>
        <text:p text:style-name="P1"><text:s/>Bo̍k-sîng <text:s/>--ah! </text:p>
        <text:p text:style-name="P1"/>
        <text:p text:style-name="P1">你閣徛咧遮創啥，</text:p>
        <text:p text:style-name="P1">Lí koh khiā leh tsia tshòng sánn, </text:p>
        <text:p text:style-name="P1"/>
        <text:p text:style-name="P1">來看新娘仔，</text:p>
        <text:p text:style-name="P1">lâi khuànn sin-niû-á, </text:p>
        <text:p text:style-name="P1"/>
        <text:p text:style-name="P1">足媠的呢！</text:p>
        <text:p text:style-name="P1">tsiok suí --ê --neh!</text:p>
        <text:p text:style-name="P1"/>
        <text:p text:style-name="P1">拜。</text:p>
        <text:p text:style-name="P1">Pài.</text:p>
        <text:p text:style-name="P1"/>
        <text:p text:style-name="P1">送入洞房。</text:p>
        <text:p text:style-name="P1">Sàng ji̍p tōng-pâng.</text:p>
        <text:p text:style-name="P1"/>
        <text:p text:style-name="P1">蓋棉被。</text:p>
        <text:p text:style-name="P1">Kah mî-phuē.</text:p>
        <text:p text:style-name="P1"/>
        <text:p text:style-name="P1">拜託咧，</text:p>
        <text:p text:style-name="P1">Pài-thok --eh, </text:p>
        <text:p text:style-name="P1"/>
        <text:p text:style-name="P1">人咧無急，</text:p>
        <text:p text:style-name="P1">lâng leh bô kip, </text:p>
        <text:p text:style-name="P1"/>
        <text:p text:style-name="P1">恁兩个是咧急啥啦？</text:p>
        <text:p text:style-name="P1">lín nn̄g ê sī leh kip sánn --ah ?</text:p>
        <text:p text:style-name="P1"/>
        <text:p text:style-name="P1">啊重點就佇咧遮啊。</text:p>
        <text:p text:style-name="P1">Ah tiōng-tiám tō tī-leh tsia --ah.</text:p>
        <text:p text:style-name="P1"><text:soft-page-break/>就是meh。</text:p>
        <text:p text:style-name="P1">Tō sī --meh.</text:p>
        <text:p text:style-name="P1"/>
        <text:p text:style-name="P1">三八啦。</text:p>
        <text:p text:style-name="P1">Sam-pat --lah.</text:p>
        <text:p text:style-name="P1"/>
        <text:p text:style-name="P1">掀頭巾。</text:p>
        <text:p text:style-name="P1">Hian thâu-kin.</text:p>
        <text:p text:style-name="P1"/>
        <text:p text:style-name="P1">今仔日真歡喜呢！</text:p>
        <text:p text:style-name="P1">Kin-á-ji̍t tsin huann-hí --neh! </text:p>
        <text:p text:style-name="P1"/>
        <text:p text:style-name="P1">我的後生佮牡丹小姐，</text:p>
        <text:p text:style-name="P1">Guá ê hāu-sinn kah Bóo-tan sió-tsiá, </text:p>
        <text:p text:style-name="P1"/>
        <text:p text:style-name="P1">兩人牽手結連理，</text:p>
        <text:p text:style-name="P1">nn̄g lâng khan-tshiú kiat liân lí, </text:p>
        <text:p text:style-name="P1"/>
        <text:p text:style-name="P1">來建立一个新的家庭，</text:p>
        <text:p text:style-name="P1">lâi kiàn-li̍p tsi̍t ê sin ê ka-tîng, </text:p>
        <text:p text:style-name="P1"/>
        <text:p text:style-name="P1">乎，</text:p>
        <text:p text:style-name="P1">honnh, </text:p>
        <text:p text:style-name="P1"/>
        <text:p text:style-name="P1">翁某同心，</text:p>
        <text:p text:style-name="P1">ang-bóo tâng-sim, </text:p>
        <text:p text:style-name="P1"/>
        <text:p text:style-name="P1">共同奮鬥，</text:p>
        <text:p text:style-name="P1">kiōng-tông hùn-tàu, </text:p>
        <text:p text:style-name="P1"/>
        <text:p text:style-name="P1">恩恩愛愛一世人！</text:p>
        <text:p text:style-name="P1">un-un-ài-ài tsi̍t-sì-lâng!</text:p>
        <text:p text:style-name="P1"/>
        <text:p text:style-name="P1">講了好、講了好！</text:p>
        <text:p text:style-name="P1">Kóng liáu hó, kóng liáu hó! </text:p>
        <text:p text:style-name="P1"/>
        <text:p text:style-name="P1">哈哈哈。</text:p>
        <text:p text:style-name="P1">Ha ha ha.</text:p>
        <text:p text:style-name="P1"/>
        <text:p text:style-name="P1">閣有，</text:p>
        <text:p text:style-name="P1">Koh ū, </text:p>
        <text:p text:style-name="P1"/>
        <text:p text:style-name="P1">乎，</text:p>
        <text:p text:style-name="P1">honnh, </text:p>
        <text:p text:style-name="P1"/>
        <text:p text:style-name="P1">啊 木成仔 咧？</text:p>
        <text:p text:style-name="P1">ah <text:s/>Bo̍k-sîng--á <text:s/>--leh?</text:p>
        <text:p text:style-name="P1"/>
        <text:p text:style-name="P1"><text:s/>木成 喔？</text:p>
        <text:p text:style-name="P1"><text:s/>Bo̍k-sîng <text:s/>--ooh? </text:p>
        <text:p text:style-name="P1"/>
        <text:p text:style-name="P1"><text:s/>木成 啊、 木成 喔、 木成 啊！</text:p>
        <text:p text:style-name="P1"><text:s/>Bo̍k-sîng <text:s/>--ah, <text:s/>Bo̍k-sîng <text:s/>--ooh, <text:s/>Bo̍k-sîng <text:s/>--ah! </text:p>
        <text:p text:style-name="P1"/>
        <text:p text:style-name="P1">佇遐，</text:p>
        <text:p text:style-name="P1">Tī hia, </text:p>
        <text:p text:style-name="P1"/>
        <text:p text:style-name="P1">嘿嘿！</text:p>
        <text:p text:style-name="P1">heh heh!</text:p>
        <text:p text:style-name="P1"/>
        <text:p text:style-name="P1">頭家！</text:p>
        <text:p text:style-name="P1">Thâu-ke!</text:p>
        <text:p text:style-name="P1"/>
        <text:p text:style-name="P1">十幾年前呢，</text:p>
        <text:p text:style-name="P1">Tsa̍p kuí nî tsîng --neh, </text:p>
        <text:p text:style-name="P1"/>
        <text:p text:style-name="P1">我佇咱遮的彼火車頭口遐仔，</text:p>
        <text:p text:style-name="P1">guá tī lán tsia ê he hué-tshia-thâu-kháu hia--á, </text:p>
        <text:p text:style-name="P1"/>
        <text:p text:style-name="P1">看著一个囡仔佇咧擦皮鞋，</text:p>
        <text:p text:style-name="P1">khuànn-tio̍h tsi̍t ê gín-á tī-leh tshat phê-uê, </text:p>
        <text:p text:style-name="P1"/>
        <text:p text:style-name="P1"><text:soft-page-break/>伊擦了足認真的，</text:p>
        <text:p text:style-name="P1">i tshat liáu tsiok līn-tsin --ê, </text:p>
        <text:p text:style-name="P1"/>
        <text:p text:style-name="P1">我佇後壁偷偷仔共看啦，</text:p>
        <text:p text:style-name="P1">guá tī āu-piah thau-thau-á kā khuànn --lah, </text:p>
        <text:p text:style-name="P1"/>
        <text:p text:style-name="P1">伊攏無發現著，</text:p>
        <text:p text:style-name="P1">i lóng bô huat-hiān --tio̍h, </text:p>
        <text:p text:style-name="P1"/>
        <text:p text:style-name="P1">我入來共問講，</text:p>
        <text:p text:style-name="P1">guá ji̍p-lâi kā mn̄g kóng,</text:p>
        <text:p text:style-name="P1"/>
        <text:p text:style-name="P1">啊你是佮啥物人學的啊？</text:p>
        <text:p text:style-name="P1">ah lí sī kah sánn-mih lâng o̍h --ê --ah? </text:p>
        <text:p text:style-name="P1"/>
        <text:p text:style-name="P1">伊共我講乎，</text:p>
        <text:p text:style-name="P1">I kā guá kóng --honnh, </text:p>
        <text:p text:style-name="P1"/>
        <text:p text:style-name="P1">伊攏無佮人學，</text:p>
        <text:p text:style-name="P1">i lóng bô kah lâng o̍h, </text:p>
        <text:p text:style-name="P1"/>
        <text:p text:style-name="P1">乎，</text:p>
        <text:p text:style-name="P1">honnh, </text:p>
        <text:p text:style-name="P1"/>
        <text:p text:style-name="P1">伊就看人擦過，</text:p>
        <text:p text:style-name="P1">i tō khuànn lâng tshat--kuè, </text:p>
        <text:p text:style-name="P1"/>
        <text:p text:style-name="P1">啊自然就會曉矣，</text:p>
        <text:p text:style-name="P1">ah tsū-liân tō ē-hiáu --ah, </text:p>
        <text:p text:style-name="P1"/>
        <text:p text:style-name="P1">我就啊共這个囡仔𤆬轉來厝裡，</text:p>
        <text:p text:style-name="P1">guá tsiū ah kā tsit ê gín-á tshuā tńg--lâi tshù--e, </text:p>
        <text:p text:style-name="P1"/>
        <text:p text:style-name="P1">教伊做皮鞋，</text:p>
        <text:p text:style-name="P1">kà i tsò phê-ê, </text:p>
        <text:p text:style-name="P1"/>
        <text:p text:style-name="P1">果然無錯，</text:p>
        <text:p text:style-name="P1">kó-liân bô tshò, </text:p>
        <text:p text:style-name="P1"/>
        <text:p text:style-name="P1">頭殼真巧真認真，</text:p>
        <text:p text:style-name="P1">thâu-khak tsin khiáu tsin līn-tsin, </text:p>
        <text:p text:style-name="P1"/>
        <text:p text:style-name="P1">一學就會曉，</text:p>
        <text:p text:style-name="P1">tsi̍t o̍h tō ē-hiáu, </text:p>
        <text:p text:style-name="P1"/>
        <text:p text:style-name="P1">鞋仔嘛做甲真好。</text:p>
        <text:p text:style-name="P1">ê-á mā tsò kah tsin hó.</text:p>
        <text:p text:style-name="P1"/>
        <text:p text:style-name="P1">正義啊，</text:p>
        <text:p text:style-name="P1">Tsìng-gī --ah, </text:p>
        <text:p text:style-name="P1"/>
        <text:p text:style-name="P1">啊今仔日乎，</text:p>
        <text:p text:style-name="P1">ah kin-á-ji̍t --honnh, </text:p>
        <text:p text:style-name="P1"/>
        <text:p text:style-name="P1">是 榮燦 的好日子，</text:p>
        <text:p text:style-name="P1">sī <text:s/>Îng-tshàn <text:s/>ê hó ji̍t-tsí, </text:p>
        <text:p text:style-name="P1"/>
        <text:p text:style-name="P1">啊你講這欲創啥啦？</text:p>
        <text:p text:style-name="P1">ah lí kóng tse beh tshòng siánn --lah?</text:p>
        <text:p text:style-name="P1"/>
        <text:p text:style-name="P1">你恬恬聽我講啦。</text:p>
        <text:p text:style-name="P1">Lí tiām-tiām thiann guá kóng --lah. </text:p>
        <text:p text:style-name="P1"/>
        <text:p text:style-name="P1">今仔日呢，</text:p>
        <text:p text:style-name="P1">Kin-á-ji̍t --neh, </text:p>
        <text:p text:style-name="P1"/>
        <text:p text:style-name="P1">是阮 黃 家雙喜臨門的好日子，</text:p>
        <text:p text:style-name="P1">sī guán <text:s/>N̂g <text:s/>--ka siang hí lîm mn̂g ê hó ji̍t-tsí, </text:p>
        <text:p text:style-name="P1"><text:soft-page-break/></text:p>
        <text:p text:style-name="P1">頭一喜呢，</text:p>
        <text:p text:style-name="P1">thâu tsi̍t hí --neh, </text:p>
        <text:p text:style-name="P1"/>
        <text:p text:style-name="P1">是我的後生娶新婦，</text:p>
        <text:p text:style-name="P1">sī guá ê hāu-sinn tshuā-sin-pū, </text:p>
        <text:p text:style-name="P1"/>
        <text:p text:style-name="P1">乎，</text:p>
        <text:p text:style-name="P1">honnh, </text:p>
        <text:p text:style-name="P1"/>
        <text:p text:style-name="P1">啊第二喜呢，</text:p>
        <text:p text:style-name="P1">ah tē-jī hí --neh, </text:p>
        <text:p text:style-name="P1"/>
        <text:p text:style-name="P1">我準備欲共這个囡仔收改做我家己的囝。</text:p>
        <text:p text:style-name="P1">guá tsún-pī beh kā tsit ê gín-á siu kái-tsò guá ka-tī ê kiánn.</text:p>
        <text:p text:style-name="P1"/>
        <text:p text:style-name="P1">我欲掠。</text:p>
        <text:p text:style-name="P1">Guá beh lia̍h. </text:p>
        <text:p text:style-name="P1"/>
        <text:p text:style-name="P1">我嘛欲掠。</text:p>
        <text:p text:style-name="P1">Guá mā beh lia̍h. </text:p>
        <text:p text:style-name="P1"/>
        <text:p text:style-name="P1">我掠著矣。</text:p>
        <text:p text:style-name="P1">Guá lia̍h-tio̍h --ah. </text:p>
        <text:p text:style-name="P1"/>
        <text:p text:style-name="P1">彼是啥？</text:p>
        <text:p text:style-name="P1">He sī siánn?</text:p>
        <text:p text:style-name="P1"/>
        <text:p text:style-name="P1">相機啊。</text:p>
        <text:p text:style-name="P1">Siòng-ki --ah.</text:p>
        <text:p text:style-name="P1"/>
        <text:p text:style-name="P1">翕相的喔？</text:p>
        <text:p text:style-name="P1">Hip-siòng --ê --ooh?</text:p>
        <text:p text:style-name="P1"/>
        <text:p text:style-name="P1">哈、著！</text:p>
        <text:p text:style-name="P1">Ha, tio̍h!</text:p>
        <text:p text:style-name="P1"/>
        <text:p text:style-name="P1">嘻，</text:p>
        <text:p text:style-name="P1">Hi, </text:p>
        <text:p text:style-name="P1"/>
        <text:p text:style-name="P1">啊毋緊翕！</text:p>
        <text:p text:style-name="P1">ah m̄ kín hip!</text:p>
        <text:p text:style-name="P1"/>
        <text:p text:style-name="P1">喔好！</text:p>
        <text:p text:style-name="P1">Ooh hó!</text:p>
        <text:p text:style-name="P1"/>
        <text:p text:style-name="P2">翕我！</text:p>
        <text:p text:style-name="P2">hip guá!</text:p>
        <text:p text:style-name="P1"/>
        <text:p text:style-name="P1">等咧！</text:p>
        <text:p text:style-name="P1">Tán --eh! </text:p>
        <text:p text:style-name="P1"/>
        <text:p text:style-name="P1">莫急！</text:p>
        <text:p text:style-name="P1">Mài kip! </text:p>
        <text:p text:style-name="P1"/>
        <text:p text:style-name="P1">好、好！</text:p>
        <text:p text:style-name="P1">Hó, hó! </text:p>
        <text:p text:style-name="P1"/>
        <text:p text:style-name="P1">慢慢仔來！</text:p>
        <text:p text:style-name="P1">Bān-bān-á lâi! </text:p>
        <text:p text:style-name="P1"/>
        <text:p text:style-name="P1">好啦、好啦！</text:p>
        <text:p text:style-name="P1">Hó --lah, hó --lah! </text:p>
        <text:p text:style-name="P1"/>
        <text:p text:style-name="P1">慢慢仔來！</text:p>
        <text:p text:style-name="P1">Bān-bān-á lâi! </text:p>
        <text:p text:style-name="P1"/>
        <text:p text:style-name="P1">一个一个來，</text:p>
        <text:p text:style-name="P1">Tsi̍t ê tsi̍t ê lâi, </text:p>
        <text:p text:style-name="P1"/>
        <text:p text:style-name="P1">好無？</text:p>
        <text:p text:style-name="P1">hó --bô? </text:p>
        <text:p text:style-name="P1"/>
        <text:p text:style-name="P1">莫搶、莫搶！</text:p>
        <text:p text:style-name="P1">Mài tshiúnn, mài tshiúnn! </text:p>
        <text:p text:style-name="P1"/>
        <text:p text:style-name="P1"><text:soft-page-break/>啊！</text:p>
        <text:p text:style-name="P1">Ah! </text:p>
        <text:p text:style-name="P1"/>
        <text:p text:style-name="P1">恁猶閣咧佇遮耍？</text:p>
        <text:p text:style-name="P1">Lín iah koh leh tī tsia sńg? </text:p>
        <text:p text:style-name="P1"/>
        <text:p text:style-name="P1">緊去 萬財 叔in兜食滿月酒，</text:p>
        <text:p text:style-name="P1">Kín khì <text:s/>Bān-tsâi <text:s/>tsik in tau tsia̍h muá-gue̍h-tsiú, </text:p>
        <text:p text:style-name="P1"/>
        <text:p text:style-name="P1">欲袂赴矣啦。</text:p>
        <text:p text:style-name="P1">beh bē-hù --ah --lah.</text:p>
        <text:p text:style-name="P1"/>
        <text:p text:style-name="P1">你受傷矣喔？</text:p>
        <text:p text:style-name="P1">Lí siū-siong --ah --ooh?</text:p>
        <text:p text:style-name="P1"/>
        <text:p text:style-name="P1">我拄仔聽你講你欲去 萬財 遐，</text:p>
        <text:p text:style-name="P1">Guá tú-á thiann lí kóng lí beh khì <text:s/>Bān-tsâi <text:s/>hia, </text:p>
        <text:p text:style-name="P1"/>
        <text:p text:style-name="P1">我綴你來去好無？</text:p>
        <text:p text:style-name="P1">guá tuè lí lâi-khì hó --bô ?</text:p>
        <text:p text:style-name="P1"/>
        <text:p text:style-name="P1">喔！</text:p>
        <text:p text:style-name="P1">Ooh! </text:p>
        <text:p text:style-name="P1"/>
        <text:p text:style-name="P1">好啊！</text:p>
        <text:p text:style-name="P1">Hó --ah!</text:p>
        <text:p text:style-name="P1"/>
        <text:p text:style-name="P1">喔？</text:p>
        <text:p text:style-name="P1">Ooh? </text:p>
        <text:p text:style-name="P1"/>
        <text:p text:style-name="P1">你的鞋仔哪會遮 流線 ？</text:p>
        <text:p text:style-name="P1">Lí ê ê-á ná ē tsiah <text:s/>流線 ?</text:p>
        <text:p text:style-name="P1"/>
        <text:p text:style-name="P1">噓！</text:p>
        <text:p text:style-name="P1">Sy! </text:p>
        <text:p text:style-name="P1"/>
        <text:p text:style-name="P1">較細聲的啦！</text:p>
        <text:p text:style-name="P1">Khah sè-siann --ê --lah! </text:p>
        <text:p text:style-name="P1"/>
        <text:p text:style-name="P1">家己烏白畫起去的。</text:p>
        <text:p text:style-name="P1">Ka-tī oo-pe̍h uē --khí-khì --ê.</text:p>
        <text:p text:style-name="P1"/>
        <text:p text:style-name="P1">啊你的襪仔咧？</text:p>
        <text:p text:style-name="P1">Ah lí ê bue̍h-á --leh?</text:p>
        <text:p text:style-name="P1"/>
        <text:p text:style-name="P1">揣無白漆啦！</text:p>
        <text:p text:style-name="P1">Tshuē bô pe̍h tshat --lah!</text:p>
        <text:p text:style-name="P1"/>
        <text:p text:style-name="P1"><text:s/>牡丹 ，</text:p>
        <text:p text:style-name="P1"><text:s/>Bóo-tan , </text:p>
        <text:p text:style-name="P1"/>
        <text:p text:style-name="P1">你來矣喔！</text:p>
        <text:p text:style-name="P1">lí lâi --ah --ooh!</text:p>
        <text:p text:style-name="P1"/>
        <text:p text:style-name="P1">嫂仔！</text:p>
        <text:p text:style-name="P1">Só--á, </text:p>
        <text:p text:style-name="P1"/>
        <text:p text:style-name="P1">恭喜呢！</text:p>
        <text:p text:style-name="P1">kiong-hí --neh!</text:p>
        <text:p text:style-name="P1"/>
        <text:p text:style-name="P1">多謝你啦！ </text:p>
        <text:p text:style-name="P1">To-siā --lí --lah!</text:p>
        <text:p text:style-name="P1"/>
        <text:p text:style-name="P1">這位是你的？</text:p>
        <text:p text:style-name="P1">Tsit uī sī lí ê?</text:p>
        <text:p text:style-name="P1"/>
        <text:p text:style-name="P1">喂，</text:p>
        <text:p text:style-name="P1">Eh, </text:p>
        <text:p text:style-name="P1"/>
        <text:p text:style-name="P1"><text:s/>榮燦 啊！</text:p>
        <text:p text:style-name="P1"><text:s/>Îng-tshàn <text:s/>--ah!</text:p>
        <text:p text:style-name="P1"/>
        <text:p text:style-name="P1"/>
        <text:p text:style-name="P4">喂，</text:p>
        <text:p text:style-name="P1">Eh, </text:p>
        <text:p text:style-name="P1"/>
        <text:p text:style-name="P1"><text:s/>萬財 ！</text:p>
        <text:p text:style-name="P1"><text:s/>Bān-tsâi !</text:p>
        <text:p text:style-name="P1"/>
        <text:p text:style-name="P1">喂，</text:p>
        <text:p text:style-name="P1">Eh, </text:p>
        <text:p text:style-name="P1"/>
        <text:p text:style-name="P1"><text:s/>牡丹 ，</text:p>
        <text:p text:style-name="P1"><text:s/>Bóo-tan , </text:p>
        <text:p text:style-name="P1"/>
        <text:p text:style-name="P1">你來矣喔，</text:p>
        <text:p text:style-name="P1">lí lâi --ah --ooh, </text:p>
        <text:p text:style-name="P1"/>
        <text:p text:style-name="P1">哈哈哈！</text:p>
        <text:p text:style-name="P1">ha ha ha! </text:p>
        <text:p text:style-name="P1"/>
        <text:p text:style-name="P1"><text:s/>阿美 ，</text:p>
        <text:p text:style-name="P1"><text:s/>A-bí , </text:p>
        <text:p text:style-name="P1"/>
        <text:p text:style-name="P1">我共你講，</text:p>
        <text:p text:style-name="P1">guá kā lí kóng, </text:p>
        <text:p text:style-name="P1"/>
        <text:p text:style-name="P1">這个乎就我做兵仝梯的 榮燦仔 啦，</text:p>
        <text:p text:style-name="P1">tsit ê --honnh tō guá tsò-ping kāng thui ê <text:s/>Îng-tshàn--á <text:s/>--lah, </text:p>
        <text:p text:style-name="P1"/>
        <text:p text:style-name="P1">哈哈。</text:p>
        <text:p text:style-name="P1">ha ha.</text:p>
        <text:p text:style-name="P1"/>
        <text:p text:style-name="P1">你好！</text:p>
        <text:p text:style-name="P1">Lí hó!</text:p>
        <text:p text:style-name="P1"/>
        <text:p text:style-name="P1">喔謼謼，</text:p>
        <text:p text:style-name="P1">Ooh hooh hooh, </text:p>
        <text:p text:style-name="P1"/>
        <text:p text:style-name="P1">喂。</text:p>
        <text:p text:style-name="P1">eh.</text:p>
        <text:p text:style-name="P1"/>
        <text:p text:style-name="P1">啊來來來，</text:p>
        <text:p text:style-name="P1">Ah lâi lâi lâi, </text:p>
        <text:p text:style-name="P1"/>
        <text:p text:style-name="P1">添丁大富貴，</text:p>
        <text:p text:style-name="P1">thiam-ting tuā hù-kuì, </text:p>
        <text:p text:style-name="P1"/>
        <text:p text:style-name="P1">來來來！</text:p>
        <text:p text:style-name="P1">lâi lâi lâi!</text:p>
        <text:p text:style-name="P1"/>
        <text:p text:style-name="P1">哎！</text:p>
        <text:p text:style-name="P1">Aih! </text:p>
        <text:p text:style-name="P1"/>
        <text:p text:style-name="P1">就毋免按呢！</text:p>
        <text:p text:style-name="P1">Tō m̄-bián án-ne!</text:p>
        <text:p text:style-name="P1"/>
        <text:p text:style-name="P1">一定愛的啦！</text:p>
        <text:p text:style-name="P1">it-tīng ài --ê --lah!</text:p>
        <text:p text:style-name="P1"/>
        <text:p text:style-name="P1">咱作田人，</text:p>
        <text:p text:style-name="P1">Lán tsoh-tshân lâng, </text:p>
        <text:p text:style-name="P1"/>
        <text:p text:style-name="P1">是欲按怎大富貴，</text:p>
        <text:p text:style-name="P1">sī beh án-nuá tuā hù-kuì, </text:p>
        <text:p text:style-name="P1"/>
        <text:p text:style-name="P1">後遍乎，</text:p>
        <text:p text:style-name="P1">āu piàn --honnh, </text:p>
        <text:p text:style-name="P1"/>
        <text:p text:style-name="P1">這囡仔若大漢乎，</text:p>
        <text:p text:style-name="P1">tse gín-á nā tuā-hàn --honnh, </text:p>
        <text:p text:style-name="P1"/>
        <text:p text:style-name="P1">去恁城裡共你拜師學藝，</text:p>
        <text:p text:style-name="P1">khì lín siânn--lí kā lí pài-su-ha̍k-gē, </text:p>
        <text:p text:style-name="P1"/>
        <text:p text:style-name="P1">看會較有出脫無！</text:p>
        <text:p text:style-name="P1">khuànn ē khah ū tshut-thuat --bô! </text:p>
        <text:p text:style-name="P1"/>
        <text:p text:style-name="P1"><text:soft-page-break/>唉唷！</text:p>
        <text:p text:style-name="P1">Haih ioh! </text:p>
        <text:p text:style-name="P1"/>
        <text:p text:style-name="P1">彼有啥物問題，</text:p>
        <text:p text:style-name="P1">He ū siánn-mih būn-tê, </text:p>
        <text:p text:style-name="P1"/>
        <text:p text:style-name="P1">你若甘乎，</text:p>
        <text:p text:style-name="P1">lí nā kam --honnh, </text:p>
        <text:p text:style-name="P1"/>
        <text:p text:style-name="P1">我一定共伊教啦！</text:p>
        <text:p text:style-name="P1">guá it-tīng kā i kà --lah!</text:p>
        <text:p text:style-name="P1"/>
        <text:p text:style-name="P1">有影乎！</text:p>
        <text:p text:style-name="P1">Ū-Iánn --honnh!</text:p>
        <text:p text:style-name="P1"/>
        <text:p text:style-name="P1">正經的啊。</text:p>
        <text:p text:style-name="P1">Tsìng-king --ê --ah.</text:p>
        <text:p text:style-name="P1"/>
        <text:p text:style-name="P1">好nooh，</text:p>
        <text:p text:style-name="P1">Hó --nooh, </text:p>
        <text:p text:style-name="P1"/>
        <text:p text:style-name="P1">哈哈。</text:p>
        <text:p text:style-name="P1">ha ha.</text:p>
        <text:p text:style-name="P1"/>
        <text:p text:style-name="P1">喂，</text:p>
        <text:p text:style-name="P1">Eh, </text:p>
        <text:p text:style-name="P1"/>
        <text:p text:style-name="P1">叫啥物名？</text:p>
        <text:p text:style-name="P1">kiò siánn-mih miâ?</text:p>
        <text:p text:style-name="P1"/>
        <text:p text:style-name="P1">喔，</text:p>
        <text:p text:style-name="P1">Ooh, </text:p>
        <text:p text:style-name="P1"/>
        <text:p text:style-name="P1">號做 天寶仔 啦，</text:p>
        <text:p text:style-name="P1">hō-tsò <text:s/>Thian-pó--á <text:s/>--lah, </text:p>
        <text:p text:style-name="P1"/>
        <text:p text:style-name="P1">啊我就頇慢人啦，</text:p>
        <text:p text:style-name="P1">ah guá tō hân-bān lâng --lah, </text:p>
        <text:p text:style-name="P1"/>
        <text:p text:style-name="P1">凊彩號號咧啦。</text:p>
        <text:p text:style-name="P1">tshìn-tshái hō-hō--eh --lah.</text:p>
        <text:p text:style-name="P1"/>
        <text:p text:style-name="P1"><text:s/>天寶 ，</text:p>
        <text:p text:style-name="P1"><text:s/>Thian-pó , </text:p>
        <text:p text:style-name="P1"/>
        <text:p text:style-name="P1">喂，</text:p>
        <text:p text:style-name="P1">eh, </text:p>
        <text:p text:style-name="P1"/>
        <text:p text:style-name="P1">這名袂䆀呢！</text:p>
        <text:p text:style-name="P1">tse miâ bē-bái --neh!</text:p>
        <text:p text:style-name="P1"/>
        <text:p text:style-name="P1">按呢喔！</text:p>
        <text:p text:style-name="P1">Án-ne --ooh!</text:p>
        <text:p text:style-name="P1"/>
        <text:p text:style-name="P1">嘿！</text:p>
        <text:p text:style-name="P1">Hennh!</text:p>
        <text:p text:style-name="P1"/>
        <text:p text:style-name="P1">哈哈哈。</text:p>
        <text:p text:style-name="P1">Ha ha ha.</text:p>
        <text:p text:style-name="P1"/>
        <text:p text:style-name="P1">來來來，</text:p>
        <text:p text:style-name="P1">Lâi lâi lâi, </text:p>
        <text:p text:style-name="P1"/>
        <text:p text:style-name="P1">我共恁翕相！</text:p>
        <text:p text:style-name="P1">guá kā lín hip-siòng!</text:p>
        <text:p text:style-name="P1"/>
        <text:p text:style-name="P1">翕相喔！</text:p>
        <text:p text:style-name="P1">Hip-siòng --ooh!</text:p>
        <text:p text:style-name="P1"/>
        <text:p text:style-name="P1">來，</text:p>
        <text:p text:style-name="P1">Lâi, </text:p>
        <text:p text:style-name="P1"/>
        <text:p text:style-name="P1">看遮喔乎！</text:p>
        <text:p text:style-name="P1">khuànn tsia --ooh --honnh! </text:p>
        <text:p text:style-name="P1"/>
        <text:p text:style-name="P1"/>
        <text:p text:style-name="P4">來，</text:p>
        <text:p text:style-name="P1">Lâi, </text:p>
        <text:p text:style-name="P1"/>
        <text:p text:style-name="P1">較笑的喔！</text:p>
        <text:p text:style-name="P1">khah tshiò --ê --ooh! </text:p>
        <text:p text:style-name="P1"/>
        <text:p text:style-name="P1">好矣！</text:p>
        <text:p text:style-name="P1">Hó --ah!</text:p>
        <text:p text:style-name="P1"/>
        <text:p text:style-name="P1">好矣諾？</text:p>
        <text:p text:style-name="P1">Hó --ah --hioh? </text:p>
        <text:p text:style-name="P1"/>
        <text:p text:style-name="P1">按呢好啦，</text:p>
        <text:p text:style-name="P1">Án-ne hó --lah, </text:p>
        <text:p text:style-name="P1"/>
        <text:p text:style-name="P1">開桌啦！</text:p>
        <text:p text:style-name="P1">khui-toh --lah! </text:p>
        <text:p text:style-name="P1"/>
        <text:p text:style-name="P1">逐家坐啦！</text:p>
        <text:p text:style-name="P1">Ta̍k-ke tsē --lah! </text:p>
        <text:p text:style-name="P1"/>
        <text:p text:style-name="P1"><text:s/>榮燦 啊，</text:p>
        <text:p text:style-name="P1"><text:s/>Îng-tshàn <text:s/>--ah, </text:p>
        <text:p text:style-name="P1"/>
        <text:p text:style-name="P1">來來來，</text:p>
        <text:p text:style-name="P1">lâi lâi lâi, </text:p>
        <text:p text:style-name="P1"/>
        <text:p text:style-name="P1">來坐遮、坐遮！</text:p>
        <text:p text:style-name="P1">lâi tsē tsia, tsē tsia!</text:p>
        <text:p text:style-name="P1"/>
        <text:p text:style-name="P1">喂，</text:p>
        <text:p text:style-name="P1">Eh,</text:p>
        <text:p text:style-name="P1"/>
        <text:p text:style-name="P1"><text:s/>阿財 啊！</text:p>
        <text:p text:style-name="P1"><text:s/>A-tsâi <text:s/>--ah! </text:p>
        <text:p text:style-name="P1"/>
        <text:p text:style-name="P2">彼tsa̋u 囡仔是siáng？</text:p>
        <text:p text:style-name="P1">He tsa̋u gín-á sī siáng?</text:p>
        <text:p text:style-name="P1"/>
        <text:p text:style-name="P1"/>
        <text:p text:style-name="P1">喔，</text:p>
        <text:p text:style-name="P1">Ooh, </text:p>
        <text:p text:style-name="P1"/>
        <text:p text:style-name="P1">阮厝邊，</text:p>
        <text:p text:style-name="P1">gún tshù-pinn, </text:p>
        <text:p text:style-name="P1"/>
        <text:p text:style-name="P1">自細漢看大漢的，</text:p>
        <text:p text:style-name="P1">tsū sè-hàn khuànn tuā-hàn ê, </text:p>
        <text:p text:style-name="P1"/>
        <text:p text:style-name="P1">像家己的小妹仔的啦！</text:p>
        <text:p text:style-name="P1">tshiūnn ka-tī ê sió-muē-á --ê --lah! </text:p>
        <text:p text:style-name="P1"/>
        <text:p text:style-name="P1">喔，</text:p>
        <text:p text:style-name="P1">Ooh, </text:p>
        <text:p text:style-name="P1"/>
        <text:p text:style-name="P1">來，</text:p>
        <text:p text:style-name="P1">lâi, </text:p>
        <text:p text:style-name="P1"/>
        <text:p text:style-name="P1"><text:s/>阿好 姆仔喔。</text:p>
        <text:p text:style-name="P1"><text:s/>A-hó <text:s/>ḿ--á --ooh.</text:p>
        <text:p text:style-name="P1"/>
        <text:p text:style-name="P1">喂！</text:p>
        <text:p text:style-name="P1">Eh!</text:p>
        <text:p text:style-name="P1"/>
        <text:p text:style-name="P1">我共你介紹。</text:p>
        <text:p text:style-name="P1">Guá kā lí kài-siāu.</text:p>
        <text:p text:style-name="P1"/>
        <text:p text:style-name="P1">嘿。</text:p>
        <text:p text:style-name="P1">Hennh.</text:p>
        <text:p text:style-name="P1"/>
        <text:p text:style-name="P1">這阮仝梯的 榮燦仔 。</text:p>
        <text:p text:style-name="P1">Tse gún kāng-the--ê <text:s/>Îng-tshàn--á .</text:p>
        <text:p text:style-name="P1"/>
        <text:p text:style-name="P1">啊這位予伊坐啦！</text:p>
        <text:p text:style-name="P1">Ah tsit uī hōo i tsē --lah!</text:p>
        <text:p text:style-name="P1"/>
        <text:p text:style-name="P1"><text:soft-page-break/>好啦好啦！</text:p>
        <text:p text:style-name="P1">Hó --lah hó --lah!</text:p>
        <text:p text:style-name="P1"/>
        <text:p text:style-name="P1">好啦乎，</text:p>
        <text:p text:style-name="P1">Hó --lah --honnh, </text:p>
        <text:p text:style-name="P1"/>
        <text:p text:style-name="P1">啊 榮燦 啊，</text:p>
        <text:p text:style-name="P1">ah <text:s/>Îng-tshàn <text:s/>--ah, </text:p>
        <text:p text:style-name="P1"/>
        <text:p text:style-name="P1">你坐遮、你坐遮，</text:p>
        <text:p text:style-name="P1">lí tsē tsia, lí tsē tsia, </text:p>
        <text:p text:style-name="P1"/>
        <text:p text:style-name="P1">啊恁坐做伙乎，</text:p>
        <text:p text:style-name="P1">ah lín tsē tsò-hué --honnh, </text:p>
        <text:p text:style-name="P1"/>
        <text:p text:style-name="P1">哈哈哈！</text:p>
        <text:p text:style-name="P1">ha ha ha!</text:p>
        <text:p text:style-name="P1"/>
        <text:p text:style-name="P1"><text:s/>阿好 姆仔，</text:p>
        <text:p text:style-name="P1"><text:s/>A-hó <text:s/>ḿ--á, </text:p>
        <text:p text:style-name="P1"/>
        <text:p text:style-name="P1">多謝啊！</text:p>
        <text:p text:style-name="P1">to-siā --ah!</text:p>
        <text:p text:style-name="P1"/>
        <text:p text:style-name="P1">啊 牡丹 啊！</text:p>
        <text:p text:style-name="P1">Ah <text:s/>Bóo-tan <text:s/>--ah! </text:p>
        <text:p text:style-name="P1"/>
        <text:p text:style-name="P1">這阮做兵仝梯的 榮燦仔 啦，</text:p>
        <text:p text:style-name="P1">Tse gún tsò-ping kāng-the ê <text:s/>Îng-tshàn--á <text:s/>--lah, </text:p>
        <text:p text:style-name="P1"/>
        <text:p text:style-name="P1">啊伊就交予你照顧乎，</text:p>
        <text:p text:style-name="P1">ah i tō kau hōo lí tsiàu-kòo --honnh, </text:p>
        <text:p text:style-name="P1"/>
        <text:p text:style-name="P1">啊我閣來招呼人客啦乎，</text:p>
        <text:p text:style-name="P1">ah guá koh lâi tsio-hoo lâng-kheh --lah --honnh, </text:p>
        <text:p text:style-name="P1"/>
        <text:p text:style-name="P1">哈哈！</text:p>
        <text:p text:style-name="P1">ha ha!</text:p>
        <text:p text:style-name="P1"/>
        <text:p text:style-name="P1">淑娟仔，</text:p>
        <text:p text:style-name="P1">Siok-kuan--á, </text:p>
        <text:p text:style-name="P1"/>
        <text:p text:style-name="P1">啊你、你哪會坐這桌啦！</text:p>
        <text:p text:style-name="P1">ah lí, lí ná ē tsē tsit toh --lah!</text:p>
        <text:p text:style-name="P1"/>
        <text:p text:style-name="P1">我一个查埔人，</text:p>
        <text:p text:style-name="P1">Guá tsi̍t ê ta-poo-lâng, </text:p>
        <text:p text:style-name="P1"/>
        <text:p text:style-name="P1">哪有需要人照顧啦，</text:p>
        <text:p text:style-name="P1">ná ū su-iàu lâng tsiàu-kòo --lah, </text:p>
        <text:p text:style-name="P1"/>
        <text:p text:style-name="P1">來！</text:p>
        <text:p text:style-name="P1">lâi!</text:p>
        <text:p text:style-name="P1"/>
        <text:p text:style-name="P1">喂，</text:p>
        <text:p text:style-name="P1">Eh! </text:p>
        <text:p text:style-name="P1"/>
        <text:p text:style-name="P1"><text:s/>阿好 姆！</text:p>
        <text:p text:style-name="P1"><text:s/>A-hó <text:s/>ḿ!</text:p>
        <text:p text:style-name="P1"/>
        <text:p text:style-name="P1">免客氣，</text:p>
        <text:p text:style-name="P1">Bián kheh-khì, </text:p>
        <text:p text:style-name="P1"/>
        <text:p text:style-name="P1">阿姨！</text:p>
        <text:p text:style-name="P1">a-î, </text:p>
        <text:p text:style-name="P1"/>
        <text:p text:style-name="P1">我來，</text:p>
        <text:p text:style-name="P1">guá lâi,</text:p>
        <text:p text:style-name="P1"/>
        <text:p text:style-name="P1">你好！</text:p>
        <text:p text:style-name="P1">lí hó! </text:p>
        <text:p text:style-name="P1"/>
        <text:p text:style-name="P1"/>
        <text:p text:style-name="P1"/>
        <text:p text:style-name="P1"><text:soft-page-break/>緊食啊！</text:p>
        <text:p text:style-name="P1">Kín tsia̍h --ah! </text:p>
        <text:p text:style-name="P1"/>
        <text:p text:style-name="P1">莫客氣啦！</text:p>
        <text:p text:style-name="P1">Mài kheh-khì --lah! </text:p>
        <text:p text:style-name="P1"/>
        <text:p text:style-name="P1">乎，</text:p>
        <text:p text:style-name="P1">Honnh, </text:p>
        <text:p text:style-name="P1"/>
        <text:p text:style-name="P1">來來來，</text:p>
        <text:p text:style-name="P1">lâi lâi lâi,</text:p>
        <text:p text:style-name="P1"/>
        <text:p text:style-name="P1">趁燒食、趁燒食，</text:p>
        <text:p text:style-name="P1">thàn sio tsia̍h, thàn sio tsia̍h, </text:p>
        <text:p text:style-name="P1"/>
        <text:p text:style-name="P1">多謝乎！</text:p>
        <text:p text:style-name="P1">To-siā --honnh! </text:p>
        <text:p text:style-name="P1"/>
        <text:p text:style-name="P1">我家己來就會使矣！</text:p>
        <text:p text:style-name="P1">Guá ka-kī lâi tō ē-sái --ah!</text:p>
        <text:p text:style-name="P1"/>
        <text:p text:style-name="P1">喔好！</text:p>
        <text:p text:style-name="P1">Ooh hó!</text:p>
        <text:p text:style-name="P1"/>
        <text:p text:style-name="P1">免客氣、免客氣，</text:p>
        <text:p text:style-name="P1">Bián kheh-khì, bián kheh-khì!</text:p>
        <text:p text:style-name="P1"/>
        <text:p text:style-name="P1">我佮 萬財 乎，</text:p>
        <text:p text:style-name="P1">Guá kah <text:s/>Bān-tsâi <text:s/>--honnh,</text:p>
        <text:p text:style-name="P1"/>
        <text:p text:style-name="P1">做兵的時陣是仝梯的啦！</text:p>
        <text:p text:style-name="P1">tsò-ping ê sî-tsūn sī kāng the --ê --lah! </text:p>
        <text:p text:style-name="P1"/>
        <text:p text:style-name="P1">逐工咧黏做伙，</text:p>
        <text:p text:style-name="P1">Ta̍k kang leh liâm tsò-hué, </text:p>
        <text:p text:style-name="P1"/>
        <text:p text:style-name="P1">你嘛親像 萬財 的小妹仔，</text:p>
        <text:p text:style-name="P1">lí mā tshin-tshiūnn <text:s/>Bān-tsâi <text:s/>ê sió-muē-á, </text:p>
        <text:p text:style-name="P1"/>
        <text:p text:style-name="P1">牽牽咧喔，</text:p>
        <text:p text:style-name="P1">khan-khan-eh --ooh, </text:p>
        <text:p text:style-name="P1"/>
        <text:p text:style-name="P1">逐家攏一家伙仔啊！</text:p>
        <text:p text:style-name="P1">ta̍k-ke lóng tsi̍t-ke-hué-á --ah! </text:p>
        <text:p text:style-name="P1"/>
        <text:p text:style-name="P1">哈哈，</text:p>
        <text:p text:style-name="P1">Ha ha, </text:p>
        <text:p text:style-name="P1"/>
        <text:p text:style-name="P1">喂，</text:p>
        <text:p text:style-name="P1">eh, </text:p>
        <text:p text:style-name="P1"/>
        <text:p text:style-name="P1">你住址予我！</text:p>
        <text:p text:style-name="P1">lí tsū-tsí hōo guá!</text:p>
        <text:p text:style-name="P1"/>
        <text:p text:style-name="P1">彼相片啊，</text:p>
        <text:p text:style-name="P1">he siòng-phìnn --ah, </text:p>
        <text:p text:style-name="P1"/>
        <text:p text:style-name="P1">我愛寄予你啊！</text:p>
        <text:p text:style-name="P1">guá ài kià hōo lí --ah!</text:p>
        <text:p text:style-name="P1"/>
        <text:p text:style-name="P1">寄予 萬財 遐就會使矣！</text:p>
        <text:p text:style-name="P1">Kià hōo <text:s/>Bān-tsâi <text:s/>hia tō ē-sái --ah!</text:p>
        <text:p text:style-name="P1"/>
        <text:p text:style-name="P1">寄予我嘛仝款啦！</text:p>
        <text:p text:style-name="P1">Kià hōo guá mā kāng-khuán --lah! </text:p>
        <text:p text:style-name="P1"/>
        <text:p text:style-name="P1"><text:s/>五福村 26號。</text:p>
        <text:p text:style-name="P1"><text:s/>Ngóo-hok tshun <text:s/>26 hō.</text:p>
        <text:p text:style-name="P1"/>
        <text:p text:style-name="P1">你看起來足瘦的，</text:p>
        <text:p text:style-name="P3">lí khuànn --khí-lâi tsiok sán --ê,</text:p>
        <text:p text:style-name="P1"><text:soft-page-break/></text:p>
        <text:p text:style-name="P1">來來來，</text:p>
        <text:p text:style-name="P1">lâi lâi lâi, </text:p>
        <text:p text:style-name="P1"/>
        <text:p text:style-name="P1">食較濟咧，</text:p>
        <text:p text:style-name="P1">tsia̍h khah tsuē --eh, </text:p>
        <text:p text:style-name="P1"/>
        <text:p text:style-name="P1">來來來來來！</text:p>
        <text:p text:style-name="P1">lâi lâi lâi lâi lâi!</text:p>
        <text:p text:style-name="P1"/>
        <text:p text:style-name="P1">這馬幾點矣？</text:p>
        <text:p text:style-name="P1">Tsit-má kuí tiám --ah?</text:p>
        <text:p text:style-name="P1"/>
        <text:p text:style-name="P1">點半矣！</text:p>
        <text:p text:style-name="P1">Tiám-puànn --ah!</text:p>
        <text:p text:style-name="P1"/>
        <text:p text:style-name="P1"><text:s/>阿好 嬸仔，</text:p>
        <text:p text:style-name="P1"><text:s/>A-hó <text:s/>tsím--á, </text:p>
        <text:p text:style-name="P1"/>
        <text:p text:style-name="P1">啊我有代誌，</text:p>
        <text:p text:style-name="P1">ah guá ū tāi-tsì, </text:p>
        <text:p text:style-name="P1"/>
        <text:p text:style-name="P1">欲先來轉矣喔！</text:p>
        <text:p text:style-name="P1">beh sing lâi tńg --ah --ooh!</text:p>
        <text:p text:style-name="P1"/>
        <text:p text:style-name="P1">土雞湯猶未來呢！</text:p>
        <text:p text:style-name="P1">Thóo-kue-thng iáu-buē lâi --neh!</text:p>
        <text:p text:style-name="P1"/>
        <text:p text:style-name="P1">⿰無要緊啦，</text:p>
        <text:p text:style-name="P1">Bua̋-kín --lah, </text:p>
        <text:p text:style-name="P1"/>
        <text:p text:style-name="P1">我有代誌欲先來走矣！</text:p>
        <text:p text:style-name="P1">guá ū tāi-tsì beh sing lâi tsáu --ah!</text:p>
        <text:p text:style-name="P1"/>
        <text:p text:style-name="P1">食有飽無？</text:p>
        <text:p text:style-name="P1">Tsia̍h ū pá --bô ?</text:p>
        <text:p text:style-name="P1"/>
        <text:p text:style-name="P1">有啦，</text:p>
        <text:p text:style-name="P1">Ū --lah, </text:p>
        <text:p text:style-name="P1"/>
        <text:p text:style-name="P1">誠腥臊liooh，</text:p>
        <text:p text:style-name="P1">tsiânn tshenn-tshau --liooh, </text:p>
        <text:p text:style-name="P1"/>
        <text:p text:style-name="P1">恭喜喔、恭喜喔！</text:p>
        <text:p text:style-name="P1">kiong-hí --ooh, kiong-hí --ooh!</text:p>
        <text:p text:style-name="P1"/>
        <text:p text:style-name="P1">伊是厝內上大漢的，</text:p>
        <text:p text:style-name="P1">I sī tshù-lāi siōng tuā-hàn --ê, </text:p>
        <text:p text:style-name="P1"/>
        <text:p text:style-name="P1">工課攏嘛伊咧做的。</text:p>
        <text:p text:style-name="P1">khang-khè lóng mā i leh tsò --ê.</text:p>
        <text:p text:style-name="P1"/>
        <text:p text:style-name="P1">按呢喔！</text:p>
        <text:p text:style-name="P1">Án-ne --ooh! </text:p>
        <text:p text:style-name="P1"/>
        <text:p text:style-name="P1">伊敢予人訂矣？</text:p>
        <text:p text:style-name="P1">I kám hōo lâng tīng --ah?</text:p>
        <text:p text:style-name="P1"/>
        <text:p text:style-name="P1">有足濟人咧問的呢，</text:p>
        <text:p text:style-name="P1">Ū tsiok tsē lâng leh mn̄g --ê --neh, </text:p>
        <text:p text:style-name="P1"/>
        <text:p text:style-name="P1">啊你若有佮意乎，</text:p>
        <text:p text:style-name="P1">ah lí nā ū kah-ì --honnh, </text:p>
        <text:p text:style-name="P1"/>
        <text:p text:style-name="P1">聘金你著愛落較大的喔，</text:p>
        <text:p text:style-name="P1">phìng-kim lí to̍h-ài lo̍h khah tuā --ê --ooh, </text:p>
        <text:p text:style-name="P1"/>
        <text:p text:style-name="P1">伊是阮庄仔頭上媠的喔！</text:p>
        <text:p text:style-name="P1">i sī gún tsng-á-thâu siōng suí --ê --ooh!</text:p>
        <text:p text:style-name="P1"/>
        <text:p text:style-name="P1"><text:soft-page-break/><text:s/>牡丹 小姐、 牡丹 小姐，</text:p>
        <text:p text:style-name="P1"><text:s/>Bóo-tan <text:s/>sió-tsiá, <text:s/>Bóo-tan <text:s/>sió-tsiá, </text:p>
        <text:p text:style-name="P1"/>
        <text:p text:style-name="P1">你的花落去矣。</text:p>
        <text:p text:style-name="P1">lí ê hue lak--khì --ah!</text:p>
        <text:p text:style-name="P1"/>
        <text:p text:style-name="P1">無要緊啦，</text:p>
        <text:p text:style-name="P1">Bô iàu-kín --lah, </text:p>
        <text:p text:style-name="P1"/>
        <text:p text:style-name="P1">這花我本來就欲換矣，</text:p>
        <text:p text:style-name="P1">tse hue guá pún-lâi tō beh uānn --ah, </text:p>
        <text:p text:style-name="P1"/>
        <text:p text:style-name="P1">按呢才有新鞋仔通好穿。</text:p>
        <text:p text:style-name="P1">án-ne tsiah ū sin ê-á thang hó tshīng.</text:p>
        <text:p text:style-name="P1"/>
        <text:p text:style-name="P1">我會當做一雙新的予你啦。</text:p>
        <text:p text:style-name="P1">Guá ē-tàng tsò tsi̍t siang sin --ê hōo --lí --lah.</text:p>
        <text:p text:style-name="P1"/>
        <text:p text:style-name="P1">歹勢啦。</text:p>
        <text:p text:style-name="P1">Pháinn-sè --lah.</text:p>
        <text:p text:style-name="P1"/>
        <text:p text:style-name="P1">你今仔日哪會穿遐媠？</text:p>
        <text:p text:style-name="P1">Lí kin-á-ji̍t ná ē tshīng hiah suí?</text:p>
        <text:p text:style-name="P1"/>
        <text:p text:style-name="P1">喔，</text:p>
        <text:p text:style-name="P1">Ooh, </text:p>
        <text:p text:style-name="P1"/>
        <text:p text:style-name="P1">我⿰今仔日食滿月酒，</text:p>
        <text:p text:style-name="P1">guá kia̋nn-ji̍t tsia̍h muá-gue̍h-tsiú, </text:p>
        <text:p text:style-name="P1"/>
        <text:p text:style-name="P1">才予你等遮久啦！</text:p>
        <text:p text:style-name="P1">tsiah hōo lí tán tsiah kú --lah!</text:p>
        <text:p text:style-name="P1"/>
        <text:p text:style-name="P1">⿰無要緊啦，</text:p>
        <text:p text:style-name="P1">Ba̋u-kín --lah, </text:p>
        <text:p text:style-name="P1"/>
        <text:p text:style-name="P1">有等著人就好。</text:p>
        <text:p text:style-name="P1">ū tán-tio̍h lâng tō hó.</text:p>
        <text:p text:style-name="P1"/>
        <text:p text:style-name="P1">等著人有啥物路用？</text:p>
        <text:p text:style-name="P1">Tán-tio̍h lâng ū siánn-mih lōo-īng? </text:p>
        <text:p text:style-name="P1"/>
        <text:p text:style-name="P1">你看，</text:p>
        <text:p text:style-name="P1">Lí khuànn, </text:p>
        <text:p text:style-name="P1"/>
        <text:p text:style-name="P1">攏無菜矣啊。</text:p>
        <text:p text:style-name="P1">lóng bô tshài --ah --ah!</text:p>
        <text:p text:style-name="P1"/>
        <text:p text:style-name="P1">唅？</text:p>
        <text:p text:style-name="P1">Hannh? </text:p>
        <text:p text:style-name="P1"/>
        <text:p text:style-name="P1">你無替我留喔？</text:p>
        <text:p text:style-name="P1">Lí bô thè guá lâu --ooh?</text:p>
        <text:p text:style-name="P1"/>
        <text:p text:style-name="P1">佮你講耍笑的啦，</text:p>
        <text:p text:style-name="P1">Kah lí kóng-sńg-tshiò --ê --lah, </text:p>
        <text:p text:style-name="P1"/>
        <text:p text:style-name="P1">當然嘛有，</text:p>
        <text:p text:style-name="P1">tong-liân mā ū, </text:p>
        <text:p text:style-name="P1"/>
        <text:p text:style-name="P1">攏佇遮啦！</text:p>
        <text:p text:style-name="P1">lóng tī tsia --lah!</text:p>
        <text:p text:style-name="P1"/>
        <text:p text:style-name="P1">佳哉你有幫我留，</text:p>
        <text:p text:style-name="P1">Ka-tsài lí ū pang guá lâu, </text:p>
        <text:p text:style-name="P1"/>
        <text:p text:style-name="P1">今仔日連長欲請人客，</text:p>
        <text:p text:style-name="P1">kin-á-ji̍t liân-tiúnn beh tshiánn-lâng-kheh, </text:p>
        <text:p text:style-name="P1"/>
        <text:p text:style-name="P1">若無菜乎，</text:p>
        <text:p text:style-name="P1"><text:soft-page-break/>nā-bô tshài --honnh,</text:p>
        <text:p text:style-name="P1"/>
        <text:p text:style-name="P1">我就慘矣！</text:p>
        <text:p text:style-name="P1">guá tō tshám --ah!</text:p>
        <text:p text:style-name="P1"/>
        <text:p text:style-name="P1">啊遐的柑仔是欲予你的啦！</text:p>
        <text:p text:style-name="P1">Ah hia-ê kam-á sī beh hōo --lí --ê --lah!</text:p>
        <text:p text:style-name="P1"/>
        <text:p text:style-name="P1">你敢知影，</text:p>
        <text:p text:style-name="P1">Lí kám tsai-iánn, </text:p>
        <text:p text:style-name="P1"/>
        <text:p text:style-name="P1">我賰三十五粒饅頭。</text:p>
        <text:p text:style-name="P1">guá tshun sann-tsa̍p-gōo lia̍p bán-thô.</text:p>
        <text:p text:style-name="P1"/>
        <text:p text:style-name="P1">我知影啊。</text:p>
        <text:p text:style-name="P1">Guá tsai-iánn --ah.</text:p>
        <text:p text:style-name="P1"/>
        <text:p text:style-name="P1">若按呢，</text:p>
        <text:p text:style-name="P1">Nā án-ne, </text:p>
        <text:p text:style-name="P1"/>
        <text:p text:style-name="P1">你較停仔敢有時間？</text:p>
        <text:p text:style-name="P1">lí khah-thîng-á kám ū sî-kan?</text:p>
        <text:p text:style-name="P1"/>
        <text:p text:style-name="P1">欲創啥？</text:p>
        <text:p text:style-name="P1">Beh tshòng siánn?</text:p>
        <text:p text:style-name="P1"/>
        <text:p text:style-name="P1">我想欲𤆬你去溪仔邊看鴨仔。</text:p>
        <text:p text:style-name="P1">Guá siūnn-beh tshuā lí khì khe-á-pinn khuànn ah-á.</text:p>
        <text:p text:style-name="P1"/>
        <text:p text:style-name="P1">我較佮意看鵝啦！</text:p>
        <text:p text:style-name="P1">Guá khah kah-ì khuànn gô --lah!</text:p>
        <text:p text:style-name="P1"/>
        <text:p text:style-name="P1">鵝？</text:p>
        <text:p text:style-name="P1">Gô? </text:p>
        <text:p text:style-name="P1"/>
        <text:p text:style-name="P1">佗位有鵝啊？</text:p>
        <text:p text:style-name="P1">Tó-uī ū gô --ah?</text:p>
        <text:p text:style-name="P1"/>
        <text:p text:style-name="P1"><text:s/>呆頭鵝 。</text:p>
        <text:p text:style-name="P1"><text:s/>呆頭鵝 .</text:p>
        <text:p text:style-name="P1"/>
        <text:p text:style-name="P1">唅？</text:p>
        <text:p text:style-name="P1">Hannh?</text:p>
        <text:p text:style-name="P1"/>
        <text:p text:style-name="P1">你欲佮我講啥？</text:p>
        <text:p text:style-name="P1">Lí beh kah guá kóng siánn?</text:p>
        <text:p text:style-name="P1"/>
        <text:p text:style-name="P1">我。</text:p>
        <text:p text:style-name="P1">Guá.</text:p>
        <text:p text:style-name="P1"/>
        <text:p text:style-name="P1">你若閣無愛講，</text:p>
        <text:p text:style-name="P1">Lí nā koh bô ài kóng, </text:p>
        <text:p text:style-name="P1"/>
        <text:p text:style-name="P1">我就無愛插你矣喔。</text:p>
        <text:p text:style-name="P1">guá tō bô ài tshap --lí --ah --ooh.</text:p>
        <text:p text:style-name="P1"/>
        <text:p text:style-name="P1">無啦，</text:p>
        <text:p text:style-name="P1">Bô --lah, </text:p>
        <text:p text:style-name="P1"/>
        <text:p text:style-name="P1">啊我就頇顢講話，</text:p>
        <text:p text:style-name="P1">ah guá tō hân-bān kóng-uē, </text:p>
        <text:p text:style-name="P1"/>
        <text:p text:style-name="P1">我驚我講毋著話，</text:p>
        <text:p text:style-name="P1">guá kiann guá kóng m̄-tio̍h uē, </text:p>
        <text:p text:style-name="P1"/>
        <text:p text:style-name="P1">以後你對我攏是歹印象。</text:p>
        <text:p text:style-name="P1">í-āu lí tuì guá lóng sī pháinn ìn-siōng.</text:p>
        <text:p text:style-name="P1"/>
        <text:p text:style-name="P1">你若啥物攏無講，</text:p>
        <text:p text:style-name="P1">Lí nā siánn-mih lóng bô kóng, </text:p>
        <text:p text:style-name="P1"/>
        <text:p text:style-name="P1"><text:soft-page-break/>我才真正對你無印象吧！</text:p>
        <text:p text:style-name="P1">guá tsiah tsin-tsiànn tuì lí bô ìn-siōng --pah!</text:p>
        <text:p text:style-name="P1"/>
        <text:p text:style-name="P1">袂啦，</text:p>
        <text:p text:style-name="P1">Bē --lah, </text:p>
        <text:p text:style-name="P1"/>
        <text:p text:style-name="P1">我袂予你對我無印象。</text:p>
        <text:p text:style-name="P1">guá bē hōo lí tuì guá bô ìn-siōng.</text:p>
        <text:p text:style-name="P1"/>
        <text:p text:style-name="P1">這欲創啥？</text:p>
        <text:p text:style-name="P1">Tse beh tshòng siánn?</text:p>
        <text:p text:style-name="P1"/>
        <text:p text:style-name="P1">我欲替你畫跤範，</text:p>
        <text:p text:style-name="P1">Guá beh thè lí uē kha-pān, </text:p>
        <text:p text:style-name="P1"/>
        <text:p text:style-name="P1">我想欲替你做鞋。</text:p>
        <text:p text:style-name="P1">guá siūnn-beh thè lí tsò ê.</text:p>
        <text:p text:style-name="P1"/>
        <text:p text:style-name="P1">皮鞋？</text:p>
        <text:p text:style-name="P1">Phuê-ê?</text:p>
        <text:p text:style-name="P1"/>
        <text:p text:style-name="P1">Mh，</text:p>
        <text:p text:style-name="P1">Mh, </text:p>
        <text:p text:style-name="P1"/>
        <text:p text:style-name="P1">來！</text:p>
        <text:p text:style-name="P1">lâi!</text:p>
        <text:p text:style-name="P1"/>
        <text:p text:style-name="P1">你的跤腿足媠，</text:p>
        <text:p text:style-name="P1">Lí ê kha-thuí tsiok suí, </text:p>
        <text:p text:style-name="P1"/>
        <text:p text:style-name="P1">穿懸踏仔一定足好看。</text:p>
        <text:p text:style-name="P1">tshīng kuân-ta̍h-á it-tīng tsiok hó-khuànn.</text:p>
        <text:p text:style-name="P1"/>
        <text:p text:style-name="P1">你總算會曉講話矣乎！</text:p>
        <text:p text:style-name="P1">Lí tsóng sǹg ē-hiáu kóng-uē --ah --honnh!</text:p>
        <text:p text:style-name="P1"/>
        <text:p text:style-name="P1">我是實話實講啊。</text:p>
        <text:p text:style-name="P1">Guá sī si̍t-uē-si̍t-kóng --ah.</text:p>
        <text:p text:style-name="P1"/>
        <text:p text:style-name="P1">若按呢，</text:p>
        <text:p text:style-name="P1">Nā án-ne, </text:p>
        <text:p text:style-name="P1"/>
        <text:p text:style-name="P1">加講一寡仔啊。</text:p>
        <text:p text:style-name="P1">ke kóng tsi̍t-kuá-á --ah.</text:p>
        <text:p text:style-name="P1"/>
        <text:p text:style-name="P1">講啥啊，</text:p>
        <text:p text:style-name="P1">Kóng siánn --ah, </text:p>
        <text:p text:style-name="P1"/>
        <text:p text:style-name="P1">我欲替你做一雙足媠足媠的鞋仔。</text:p>
        <text:p text:style-name="P1">guá beh thè lí tsò tsi̍t siang tsiok suí tsiok suí ê ê-á.</text:p>
        <text:p text:style-name="P1"/>
        <text:p text:style-name="P1">啊毋過，</text:p>
        <text:p text:style-name="P1">Ah m̄-koh, </text:p>
        <text:p text:style-name="P1"/>
        <text:p text:style-name="P1">你毋是講，</text:p>
        <text:p text:style-name="P1">lí m̄ sī kóng, </text:p>
        <text:p text:style-name="P1"/>
        <text:p text:style-name="P1">你干焦做查埔鞋。</text:p>
        <text:p text:style-name="P1">lí kan-na tsò tsa-poo-ê.</text:p>
        <text:p text:style-name="P1"/>
        <text:p text:style-name="P1">Mh，</text:p>
        <text:p text:style-name="P1">Mh, </text:p>
        <text:p text:style-name="P1"/>
        <text:p text:style-name="P1">這是我頭一雙女鞋。</text:p>
        <text:p text:style-name="P1">tse sī guá thâu tsi̍t siang lú-ê.</text:p>
        <text:p text:style-name="P1"/>
        <text:p text:style-name="P1">我是頭一个喔？</text:p>
        <text:p text:style-name="P1">Guá sī thâu tsi̍t ê --ooh?</text:p>
        <text:p text:style-name="P1"/>
        <text:p text:style-name="P1">Mh！</text:p>
        <text:p text:style-name="P1">Mh! </text:p>
        <text:p text:style-name="P1"><text:soft-page-break/></text:p>
        <text:p text:style-name="P1">你結這个紅線是啥物意思？</text:p>
        <text:p text:style-name="P1">Lí kat tsit ê âng suànn sī siánn-mih ì-sù?</text:p>
        <text:p text:style-name="P1"/>
        <text:p text:style-name="P1">無啊，</text:p>
        <text:p text:style-name="P1">Bô --ah, </text:p>
        <text:p text:style-name="P1"/>
        <text:p text:style-name="P1">無啥物意思啊，</text:p>
        <text:p text:style-name="P1">bô siánn-mih ì-sù --ah, </text:p>
        <text:p text:style-name="P1"/>
        <text:p text:style-name="P1">會當提落來矣。</text:p>
        <text:p text:style-name="P1">ē-tàng the̍h --lo̍h-lâi --ah!</text:p>
        <text:p text:style-name="P1"/>
        <text:p text:style-name="P1"><text:s/>你買個菜搞了整個下午，你當你自己老了是吧？老子就不敢操你啦？ </text:p>
        <text:p text:style-name="P1"><text:s/>你買個菜搞了整個下午，你當你自己老了是吧？老子就不敢操你啦？ </text:p>
        <text:p text:style-name="P1"/>
        <text:p text:style-name="P1"><text:s/>報告！是！ </text:p>
        <text:p text:style-name="P1"><text:s/>報告！是！ </text:p>
        <text:p text:style-name="P1"/>
        <text:p text:style-name="P1"><text:s/>還給我是！ </text:p>
        <text:p text:style-name="P1"><text:s/>還給我是！ </text:p>
        <text:p text:style-name="P1"/>
        <text:p text:style-name="P1"><text:s/>敬禮！連長好！禮畢！ </text:p>
        <text:p text:style-name="P1"><text:s/>敬禮！連長好！禮畢！ </text:p>
        <text:p text:style-name="P1"/>
        <text:p text:style-name="P1"><text:s/>報告！不是！ </text:p>
        <text:p text:style-name="P1"><text:s/>報告！不是！ </text:p>
        <text:p text:style-name="P1"/>
        <text:p text:style-name="P1"><text:s/>老子管你是不是！ </text:p>
        <text:p text:style-name="P1"><text:s/>老子管你是不是！ </text:p>
        <text:p text:style-name="P1"/>
        <text:p text:style-name="P1"><text:s/>交互蹲跳預備！開始！沒有命令不准起來！ </text:p>
        <text:p text:style-name="P1"><text:s/>交互蹲跳預備！開始！沒有命令不准起來！ </text:p>
        <text:p text:style-name="P1"/>
        <text:p text:style-name="P1">姼仔、姼仔、姼仔！</text:p>
        <text:p text:style-name="P1">Tshit-á, tshit-á, tshit-á! </text:p>
        <text:p text:style-name="P1"/>
        <text:p text:style-name="P1">你一个人足無聊的乎？</text:p>
        <text:p text:style-name="P1">Lí tsi̍t ê lâng tsiok bô-liâu --ê --honnh? </text:p>
        <text:p text:style-name="P1"/>
        <text:p text:style-name="P1">啊阮兩个⿰今仔放假啦，</text:p>
        <text:p text:style-name="P1">Ah guán nn̄g ê kia̋nn hòng-ká --lah, </text:p>
        <text:p text:style-name="P1"/>
        <text:p text:style-name="P1">陪阮去食冰，</text:p>
        <text:p text:style-name="P1">puê gún khì tsia̍h ping, </text:p>
        <text:p text:style-name="P1"/>
        <text:p text:style-name="P1"><text:s/>然後 等咧請你去看電影。</text:p>
        <text:p text:style-name="P1"><text:s/>然後 <text:s/>tán --leh tshiánn lí khì khuànn tiān-iánn.</text:p>
        <text:p text:style-name="P1"/>
        <text:p text:style-name="P1">喂！</text:p>
        <text:p text:style-name="P1">Eh, </text:p>
        <text:p text:style-name="P1"/>
        <text:p text:style-name="P1">等一下好無，</text:p>
        <text:p text:style-name="P1">tán --tsi̍t-ē hó --bô, </text:p>
        <text:p text:style-name="P1"/>
        <text:p text:style-name="P1">等一下、等一下啦！</text:p>
        <text:p text:style-name="P1">tán --tsi̍t-ē, tán --tsi̍t-ē --lah! </text:p>
        <text:p text:style-name="P1"/>
        <text:p text:style-name="P1">阮大的乎佇 雲林 足有名的，</text:p>
        <text:p text:style-name="P1">Guán tuā--ê --honnh tī <text:s/>Hûn-lîm <text:s/>tsiok ū-miâ --ê,</text:p>
        <text:p text:style-name="P1"/>
        <text:p text:style-name="P1">你佮阮出去絕對足光彩的，</text:p>
        <text:p text:style-name="P1">lí kah guán tshut-khì tsua̍t-tuì tsiok kong-tshái --ê, </text:p>
        <text:p text:style-name="P1"/>
        <text:p text:style-name="P1">我共你講。</text:p>
        <text:p text:style-name="P1">guá kā lí kóng.</text:p>
        <text:p text:style-name="P1"/>
        <text:p text:style-name="P1"><text:soft-page-break/><text:s/>牡丹 啊，</text:p>
        <text:p text:style-name="P1"><text:s/>Bóo-tan <text:s/>--ah, </text:p>
        <text:p text:style-name="P1"/>
        <text:p text:style-name="P1">我叫你等我，</text:p>
        <text:p text:style-name="P1">guá kiò lí tán --guá, </text:p>
        <text:p text:style-name="P1"/>
        <text:p text:style-name="P1">你是閣走去佗位啦，</text:p>
        <text:p text:style-name="P1">lí sī koh tsáu-khì tó-uī --lah, </text:p>
        <text:p text:style-name="P1"/>
        <text:p text:style-name="P1">喂，</text:p>
        <text:p text:style-name="P1">eh, </text:p>
        <text:p text:style-name="P1"/>
        <text:p text:style-name="P1">啊有啥物代誌？</text:p>
        <text:p text:style-name="P1">ah ū siánn-mih tāi-tsì?</text:p>
        <text:p text:style-name="P1"/>
        <text:p text:style-name="P1">𤆬伊去𨑨迌啊，</text:p>
        <text:p text:style-name="P1">Tshuā i khì tshit-thô --ah, </text:p>
        <text:p text:style-name="P1"/>
        <text:p text:style-name="P1">佮你啥物代誌？</text:p>
        <text:p text:style-name="P1">kah lí siánn-mih tāi-tsì? </text:p>
        <text:p text:style-name="P1"/>
        <text:p text:style-name="P1">伊是恁姼仔？</text:p>
        <text:p text:style-name="P1">I sī lín tshit-á ?</text:p>
        <text:p text:style-name="P1"/>
        <text:p text:style-name="P1">喂是、是阮小妹啊，</text:p>
        <text:p text:style-name="P1">Eh sī, sī gún sió-muē --ah, </text:p>
        <text:p text:style-name="P1"/>
        <text:p text:style-name="P1">喂，</text:p>
        <text:p text:style-name="P1">eh, </text:p>
        <text:p text:style-name="P1"/>
        <text:p text:style-name="P1">我佮恁連長嘛有熟呢！</text:p>
        <text:p text:style-name="P1">guá kah lín liân-tiúnn mā ū si̍k --neh!</text:p>
        <text:p text:style-name="P1"/>
        <text:p text:style-name="P1">你、你熟似阮連長？</text:p>
        <text:p text:style-name="P1">Lí, lí si̍k-sāi guán liân-tiúnn?</text:p>
        <text:p text:style-name="P1"/>
        <text:p text:style-name="P1">啊當然囉，</text:p>
        <text:p text:style-name="P1">Ah tong-jiân --looh, </text:p>
        <text:p text:style-name="P1"/>
        <text:p text:style-name="P1">這伊寄我買的啊，</text:p>
        <text:p text:style-name="P1">tse i kià guá bé --ê --ah, </text:p>
        <text:p text:style-name="P1"/>
        <text:p text:style-name="P1">抑無按呢啦，</text:p>
        <text:p text:style-name="P1">ah-bô án-ne --lah, </text:p>
        <text:p text:style-name="P1"/>
        <text:p text:style-name="P1">咱做伙來去揣連長開講啦！</text:p>
        <text:p text:style-name="P1">lán tsò-hué lâi-khì tshuē liân-tiúnn khai-káng --lah!</text:p>
        <text:p text:style-name="P1"/>
        <text:p text:style-name="P1">阮、阮、阮閣有代誌啦，</text:p>
        <text:p text:style-name="P1">Guán, guán, guán koh ū tāi-tsì --lah, </text:p>
        <text:p text:style-name="P1"/>
        <text:p text:style-name="P1">阮、阮先走矣！</text:p>
        <text:p text:style-name="P1">guán, guán sing tsáu --ah!</text:p>
        <text:p text:style-name="P1"/>
        <text:p text:style-name="P1">免啦免啦，</text:p>
        <text:p text:style-name="P1">Bián --lah bián --lah, </text:p>
        <text:p text:style-name="P1"/>
        <text:p text:style-name="P1">行行行行！</text:p>
        <text:p text:style-name="P1">kiânn kiânn kiânn kiânn!</text:p>
        <text:p text:style-name="P1"/>
        <text:p text:style-name="P1">像你這款乎，</text:p>
        <text:p text:style-name="P1">Tshiūnn lí tsit khuán --honnh, </text:p>
        <text:p text:style-name="P1"/>
        <text:p text:style-name="P1">遮媠的查某囡仔，</text:p>
        <text:p text:style-name="P1">tsiah suí ê tsa-bóo gín-á, </text:p>
        <text:p text:style-name="P1"/>
        <text:p text:style-name="P1">莫一个人來遮攏是查埔人的所在啦。</text:p>
        <text:p text:style-name="P1">mài tsi̍t ê lâng lâi tsia lóng sī tsa-poo-lâng ê sóo-tsāi --lah.</text:p>
        <text:p text:style-name="P1"/>
        <text:p text:style-name="P1"><text:soft-page-break/>多謝。</text:p>
        <text:p text:style-name="P1">To-siā.</text:p>
        <text:p text:style-name="P1"/>
        <text:p text:style-name="P1">喂，</text:p>
        <text:p text:style-name="P1">Eh, </text:p>
        <text:p text:style-name="P1"/>
        <text:p text:style-name="P1">你就是阮某啦。</text:p>
        <text:p text:style-name="P1">lí tō sī gún bóo --lah. </text:p>
        <text:p text:style-name="P1"/>
        <text:p text:style-name="P1">我哪會按呢講。</text:p>
        <text:p text:style-name="P1">Guá ná ē án-ne kóng.</text:p>
        <text:p text:style-name="P1"/>
        <text:p text:style-name="P1"><text:s/>劉木成！ </text:p>
        <text:p text:style-name="P1"><text:s/>劉木成！ </text:p>
        <text:p text:style-name="P1"/>
        <text:p text:style-name="P1"><text:s/>有！ </text:p>
        <text:p text:style-name="P1"><text:s/>有！ </text:p>
        <text:p text:style-name="P1"/>
        <text:p text:style-name="P1"><text:s/>還好吧？ </text:p>
        <text:p text:style-name="P1"><text:s/>還好吧？ </text:p>
        <text:p text:style-name="P1"/>
        <text:p text:style-name="P1"><text:s/>報告！還好！ </text:p>
        <text:p text:style-name="P1"><text:s/>報告！還好！ </text:p>
        <text:p text:style-name="P1"/>
        <text:p text:style-name="P1">阿兄！</text:p>
        <text:p text:style-name="P1">A-hiann!</text:p>
        <text:p text:style-name="P1"/>
        <text:p text:style-name="P1">哎唷，</text:p>
        <text:p text:style-name="P1">Aih ioh, </text:p>
        <text:p text:style-name="P1"/>
        <text:p text:style-name="P1">哪會按呢啦！</text:p>
        <text:p text:style-name="P1">ná ē án-ne --lah! </text:p>
        <text:p text:style-name="P1"/>
        <text:p text:style-name="P1">予人操甲按呢啦！</text:p>
        <text:p text:style-name="P1">Hōo lâng tshau kah án-ne --lah! </text:p>
        <text:p text:style-name="P1"/>
        <text:p text:style-name="P1">來來來來，</text:p>
        <text:p text:style-name="P1">Lâi lâi lâi lâi, </text:p>
        <text:p text:style-name="P1"/>
        <text:p text:style-name="P1">緊坐、緊坐。</text:p>
        <text:p text:style-name="P1">kín tsē, kín tsē! </text:p>
        <text:p text:style-name="P1"/>
        <text:p text:style-name="P1">你喔，</text:p>
        <text:p text:style-name="P1">Lí --ooh, </text:p>
        <text:p text:style-name="P1"/>
        <text:p text:style-name="P1">到底是做啥物毋著啦？</text:p>
        <text:p text:style-name="P1">tàu-té sī tsò siánn-mih m̄-tio̍h --lah?</text:p>
        <text:p text:style-name="P1"/>
        <text:p text:style-name="P1">無啦，</text:p>
        <text:p text:style-name="P1">Bô --lah, </text:p>
        <text:p text:style-name="P1"/>
        <text:p text:style-name="P1">我就出去傷暗轉去部隊矣。</text:p>
        <text:p text:style-name="P1">guá tō tshut-khì siunn àm tńg-khì pōo-tuī --ah!</text:p>
        <text:p text:style-name="P1"/>
        <text:p text:style-name="P1">來啦，</text:p>
        <text:p text:style-name="P1">Lâi --lah, </text:p>
        <text:p text:style-name="P1"/>
        <text:p text:style-name="P1">緊食、緊食！</text:p>
        <text:p text:style-name="P1">kín tsia̍h, kín tsia̍h! </text:p>
        <text:p text:style-name="P1"/>
        <text:p text:style-name="P1">愛耍乎，</text:p>
        <text:p text:style-name="P1">Ài sńg --honnh, </text:p>
        <text:p text:style-name="P1"/>
        <text:p text:style-name="P1">⿰無要緊啦，</text:p>
        <text:p text:style-name="P1">bua̋-kín --lah, </text:p>
        <text:p text:style-name="P1"/>
        <text:p text:style-name="P1">愛盤撋啦，</text:p>
        <text:p text:style-name="P1">ài puânn-nuá --lah, </text:p>
        <text:p text:style-name="P1"/>
        <text:p text:style-name="P1">連長、班長、排長，</text:p>
        <text:p text:style-name="P1">liân-tiúnn, pan-tiúnn, pâi tn̂g, </text:p>
        <text:p text:style-name="P1"/>
        <text:p text:style-name="P1">攏愛盤撋，</text:p>
        <text:p text:style-name="P1">lóng ài puânn-nuá, </text:p>
        <text:p text:style-name="P1"/>
        <text:p text:style-name="P1">你有無？</text:p>
        <text:p text:style-name="P1"><text:soft-page-break/>lí ū --bô? </text:p>
        <text:p text:style-name="P1"/>
        <text:p text:style-name="P1">早就佮你教過矣，</text:p>
        <text:p text:style-name="P1">Tsá tō kah lí kà--kuè --ah, </text:p>
        <text:p text:style-name="P1"/>
        <text:p text:style-name="P1">攏欲退伍猶袂曉啦，</text:p>
        <text:p text:style-name="P1">lóng beh thè-ngóo iáu bē-hiáu --lah, </text:p>
        <text:p text:style-name="P1"/>
        <text:p text:style-name="P1">莫怪乎，</text:p>
        <text:p text:style-name="P1">bo̍k-kuài --honnh, </text:p>
        <text:p text:style-name="P1"/>
        <text:p text:style-name="P1">阿爸攏講你是老實甲有賰。</text:p>
        <text:p text:style-name="P1">a-pah lóng kóng lí sī láu-si̍t kah ū tshun. </text:p>
        <text:p text:style-name="P1"/>
        <text:p text:style-name="P1">足熱乎，</text:p>
        <text:p text:style-name="P1">Tsiok jua̍h --honnh, </text:p>
        <text:p text:style-name="P1"/>
        <text:p text:style-name="P1">緊食，</text:p>
        <text:p text:style-name="P1">kín tsia̍h, </text:p>
        <text:p text:style-name="P1"/>
        <text:p text:style-name="P1">彼啥物？</text:p>
        <text:p text:style-name="P1">he siánn-mih ? </text:p>
        <text:p text:style-name="P1"/>
        <text:p text:style-name="P1">來來來，</text:p>
        <text:p text:style-name="P1">Lâi lâi lâi, </text:p>
        <text:p text:style-name="P1"/>
        <text:p text:style-name="P1">我看、我看。</text:p>
        <text:p text:style-name="P1">guá khuànn, guá khuànn.</text:p>
        <text:p text:style-name="P1"/>
        <text:p text:style-name="P1">細膩啦！</text:p>
        <text:p text:style-name="P1">Sè-jī --lah!</text:p>
        <text:p text:style-name="P1"/>
        <text:p text:style-name="P1">哎唷，</text:p>
        <text:p text:style-name="P1">Aih ioh, </text:p>
        <text:p text:style-name="P1"/>
        <text:p text:style-name="P1">查某人的跤範喔！</text:p>
        <text:p text:style-name="P1">tsa-bóo-lâng ê kha-pān --ooh!</text:p>
        <text:p text:style-name="P1"/>
        <text:p text:style-name="P1">好啦好啦好啦，</text:p>
        <text:p text:style-name="P1">Hó --lah hó --lah hó --lah, </text:p>
        <text:p text:style-name="P1"/>
        <text:p text:style-name="P1">還我！</text:p>
        <text:p text:style-name="P1">hîng --guá!</text:p>
        <text:p text:style-name="P1"/>
        <text:p text:style-name="P1">啊好啊，</text:p>
        <text:p text:style-name="P1">Ah hó --ah, </text:p>
        <text:p text:style-name="P1"/>
        <text:p text:style-name="P1">莫怪遮暗轉去部隊，</text:p>
        <text:p text:style-name="P1">bo̍k-kuài tsiah àm tńg-khì pōo-tuī, </text:p>
        <text:p text:style-name="P1"/>
        <text:p text:style-name="P1">去約會乎？</text:p>
        <text:p text:style-name="P1">khì iok-huē --honnh? </text:p>
        <text:p text:style-name="P1"/>
        <text:p text:style-name="P1">哈哈哈哈哈，</text:p>
        <text:p text:style-name="P1">Ha ha ha ha ha, </text:p>
        <text:p text:style-name="P1"/>
        <text:p text:style-name="P1">按呢會使啦，</text:p>
        <text:p text:style-name="P1">án-ne ē-sái --lah, </text:p>
        <text:p text:style-name="P1"/>
        <text:p text:style-name="P1">按呢乎予人罰價值啦，</text:p>
        <text:p text:style-name="P1">án-ne --honnh hōo lâng hua̍t kè-ta̍t --lah, </text:p>
        <text:p text:style-name="P1"/>
        <text:p text:style-name="P1">哈哈哈，</text:p>
        <text:p text:style-name="P1">ha ha ha, </text:p>
        <text:p text:style-name="P1"/>
        <text:p text:style-name="P1">緊食啦。</text:p>
        <text:p text:style-name="P1">kín tsia̍h --lah. </text:p>
        <text:p text:style-name="P1"/>
        <text:p text:style-name="P1">啊你嘛毋愛按呢家己一个人顧看，</text:p>
        <text:p text:style-name="P1">Ah lí mā m̄ ài án-ne ka-kī tsi̍t ê lâng kòo khuànn, </text:p>
        <text:p text:style-name="P1"/>
        <text:p text:style-name="P1">啊嘛予阿母看一下。</text:p>
        <text:p text:style-name="P1"><text:soft-page-break/>ah mā hōo a-bú khuànn --tsi̍t-ē.</text:p>
        <text:p text:style-name="P1"/>
        <text:p text:style-name="P1">來，</text:p>
        <text:p text:style-name="P1">Lâi, </text:p>
        <text:p text:style-name="P1"/>
        <text:p text:style-name="P1">你看！</text:p>
        <text:p text:style-name="P1">lí khuànn!</text:p>
        <text:p text:style-name="P1"/>
        <text:p text:style-name="P1">Mh？</text:p>
        <text:p text:style-name="P1">Mh? </text:p>
        <text:p text:style-name="P1"/>
        <text:p text:style-name="P1">是佗一个啦？</text:p>
        <text:p text:style-name="P1">Sī tó tsi̍t ê --lah? </text:p>
        <text:p text:style-name="P1"/>
        <text:p text:style-name="P1">啊翕甲遐細身，</text:p>
        <text:p text:style-name="P1">Ah hip kah hiah sè sin,</text:p>
        <text:p text:style-name="P1"/>
        <text:p text:style-name="P1">欲哪會看有，</text:p>
        <text:p text:style-name="P1">beh ná ē khuànn-ū, </text:p>
        <text:p text:style-name="P1"/>
        <text:p text:style-name="P1">唅？</text:p>
        <text:p text:style-name="P1">hannh?</text:p>
        <text:p text:style-name="P1"/>
        <text:p text:style-name="P1">這張啦。</text:p>
        <text:p text:style-name="P1">Tsit tiunn --lah.</text:p>
        <text:p text:style-name="P1"/>
        <text:p text:style-name="P1">哼。</text:p>
        <text:p text:style-name="P1">Hngh.</text:p>
        <text:p text:style-name="P1"/>
        <text:p text:style-name="P1">按怎，</text:p>
        <text:p text:style-name="P1">Án-nuá, </text:p>
        <text:p text:style-name="P1"/>
        <text:p text:style-name="P1">有媠無？</text:p>
        <text:p text:style-name="P1">ū suí --bô?</text:p>
        <text:p text:style-name="P1"/>
        <text:p text:style-name="P1">媠是媠啦，</text:p>
        <text:p text:style-name="P1">Suí sī suí --lah, </text:p>
        <text:p text:style-name="P1"/>
        <text:p text:style-name="P1">啊就毋是干焦媠就好矣咧，</text:p>
        <text:p text:style-name="P1">ah tō m̄ sī kan-na suí tō hó --ah --leh, </text:p>
        <text:p text:style-name="P1"/>
        <text:p text:style-name="P1">喂這八字乎猶未和咧，</text:p>
        <text:p text:style-name="P1">eh tse peh-jī --honnh iah-bē hô --leh, </text:p>
        <text:p text:style-name="P1"/>
        <text:p text:style-name="P1">嘛毋知會合抑袂合啊。</text:p>
        <text:p text:style-name="P1">mā m̄ tsai ē ha̍h a̍h bē ha̍h --ah.</text:p>
        <text:p text:style-name="P1"/>
        <text:p text:style-name="P1">一定會合啦。</text:p>
        <text:p text:style-name="P1">It-tīng ē ha̍h --lah.</text:p>
        <text:p text:style-name="P1"/>
        <text:p text:style-name="P1">啊你哪會知？</text:p>
        <text:p text:style-name="P1">Ah lí ná ē tsai?</text:p>
        <text:p text:style-name="P1"/>
        <text:p text:style-name="P1">一工就拄著幾若擺矣，</text:p>
        <text:p text:style-name="P1">Tsi̍t kang tō tú-tio̍h kuí-nā pái --ah, </text:p>
        <text:p text:style-name="P1"/>
        <text:p text:style-name="P1">這乎，</text:p>
        <text:p text:style-name="P1">tse --honnh, </text:p>
        <text:p text:style-name="P1"/>
        <text:p text:style-name="P1">一定是天公伯安排。</text:p>
        <text:p text:style-name="P1">it-tīng sī thinn-kong-peh an-pâi. </text:p>
        <text:p text:style-name="P1"/>
        <text:p text:style-name="P1">阿母啊，</text:p>
        <text:p text:style-name="P1">A-bú --ah, </text:p>
        <text:p text:style-name="P1"/>
        <text:p text:style-name="P1">啊你愛較緊咧，</text:p>
        <text:p text:style-name="P1">ah lí ài khah kín --eh, </text:p>
        <text:p text:style-name="P1"/>
        <text:p text:style-name="P1"><text:s/>萬財 有講喔，</text:p>
        <text:p text:style-name="P1"><text:s/>Bān-tsâi <text:s/>ū kóng --ooh, </text:p>
        <text:p text:style-name="P1"/>
        <text:p text:style-name="P1">足濟人咧問咧，</text:p>
        <text:p text:style-name="P1">tsiok tsē lâng leh mn̄g --eh, </text:p>
        <text:p text:style-name="P1"><text:soft-page-break/></text:p>
        <text:p text:style-name="P1">若傷慢乎就袂赴矣。</text:p>
        <text:p text:style-name="P1">nā siunn bān --honnh tō bē-hù --ah.</text:p>
        <text:p text:style-name="P1"/>
        <text:p text:style-name="P1">謼，</text:p>
        <text:p text:style-name="P1">Hooh, </text:p>
        <text:p text:style-name="P1"/>
        <text:p text:style-name="P1">啊你是咧急啥啦，</text:p>
        <text:p text:style-name="P1">ah lí sī leh kip sánn --lah, </text:p>
        <text:p text:style-name="P1"/>
        <text:p text:style-name="P1">你欲娶某呢，</text:p>
        <text:p text:style-name="P1">lí beh tshuā-bóo --neh, </text:p>
        <text:p text:style-name="P1"/>
        <text:p text:style-name="P1">嘿，</text:p>
        <text:p text:style-name="P1">hennh, </text:p>
        <text:p text:style-name="P1"/>
        <text:p text:style-name="P1">這是咱 黃 家乎大層代誌喔，</text:p>
        <text:p text:style-name="P1">tse sī lán <text:s/>N̂g <text:s/>--ka --honnh tuā tsân tāi-tsì --ooh, </text:p>
        <text:p text:style-name="P1"/>
        <text:p text:style-name="P1">啊嘛是愛看講乎，</text:p>
        <text:p text:style-name="P1">ah mā sī ài khuànn kóng --honnh,</text:p>
        <text:p text:style-name="P1"/>
        <text:p text:style-name="P1">這个⿰查某囡仔佮大家乎，</text:p>
        <text:p text:style-name="P1">tsit ê tsa̋u gín-á kah ta-ke --honnh, </text:p>
        <text:p text:style-name="P1"/>
        <text:p text:style-name="P1">彼是毋是有這个緣份，</text:p>
        <text:p text:style-name="P1">he sī m̄ sī ū tsit ê iân-hūn, </text:p>
        <text:p text:style-name="P1"/>
        <text:p text:style-name="P1">啊有合我的意無？</text:p>
        <text:p text:style-name="P1">ah ū ha̍h guá ê ì --bô? </text:p>
        <text:p text:style-name="P1"/>
        <text:p text:style-name="P1">嘿，</text:p>
        <text:p text:style-name="P1">Heh, </text:p>
        <text:p text:style-name="P1"/>
        <text:p text:style-name="P1">嘿我也是乎親身來去看覓，</text:p>
        <text:p text:style-name="P1">heh guá ā sī --honnh tshin-sin lâi-khì khuànn-māi, </text:p>
        <text:p text:style-name="P1"/>
        <text:p text:style-name="P1">才做決定，</text:p>
        <text:p text:style-name="P1">tsiah tsò kuat-tīng, </text:p>
        <text:p text:style-name="P1"/>
        <text:p text:style-name="P1">唅！</text:p>
        <text:p text:style-name="P1">hannh!</text:p>
        <text:p text:style-name="P1"/>
        <text:p text:style-name="P1">按呢好啊，</text:p>
        <text:p text:style-name="P1">Án-ne hó --ah,</text:p>
        <text:p text:style-name="P1"/>
        <text:p text:style-name="P1">你看就知矣，</text:p>
        <text:p text:style-name="P1">lí khuànn tō tsai --ah, </text:p>
        <text:p text:style-name="P1"/>
        <text:p text:style-name="P1">我來寫批喔，</text:p>
        <text:p text:style-name="P1">guá lâi siá phue --ooh, </text:p>
        <text:p text:style-name="P1"/>
        <text:p text:style-name="P1">聯絡 萬財 去車頭接你。</text:p>
        <text:p text:style-name="P1">liân-lo̍k <text:s/>Bān-tsâi <text:s/>khì tshia-thâu tsiap --lí.</text:p>
        <text:p text:style-name="P1"/>
        <text:p text:style-name="P1">你這个囡仔喔，</text:p>
        <text:p text:style-name="P1">Lí tsit ê gín-á --ooh, </text:p>
        <text:p text:style-name="P1"/>
        <text:p text:style-name="P1">敢若袂輸中邪咧！</text:p>
        <text:p text:style-name="P1">kán-ná bē-su tiòng-siâ --leh! </text:p>
        <text:p text:style-name="P1"/>
        <text:p text:style-name="P1">哼，</text:p>
        <text:p text:style-name="P1">Hngh, </text:p>
        <text:p text:style-name="P1"/>
        <text:p text:style-name="P1">娶來乎，</text:p>
        <text:p text:style-name="P1">tshuā --lâi --honnh, </text:p>
        <text:p text:style-name="P1"/>
        <text:p text:style-name="P1">著愛緊共我生囝呢！</text:p>
        <text:p text:style-name="P1">to̍h-ài kín kā guá senn-<text:soft-page-break/>kiánn --neh!</text:p>
        <text:p text:style-name="P1"/>
        <text:p text:style-name="P1">我知啦！</text:p>
        <text:p text:style-name="P1">Guá tsai --lah!</text:p>
        <text:p text:style-name="P1"/>
        <text:p text:style-name="P1">好矣。</text:p>
        <text:p text:style-name="P1">Hó --ah.</text:p>
        <text:p text:style-name="P1"/>
        <text:p text:style-name="P1">按呢有夠矣。</text:p>
        <text:p text:style-name="P1">Án-ne ū-kàu --ah.</text:p>
        <text:p text:style-name="P1"/>
        <text:p text:style-name="P1">啊欲刺瓜仔無？</text:p>
        <text:p text:style-name="P1">Ah beh tshì-kue-á --bô? </text:p>
        <text:p text:style-name="P1"/>
        <text:p text:style-name="P1">你⿰昨昏無買著！</text:p>
        <text:p text:style-name="P1">Lí tsa̋ng bô bué--tio̍h!</text:p>
        <text:p text:style-name="P1"/>
        <text:p text:style-name="P1">好。</text:p>
        <text:p text:style-name="P1">Hó.</text:p>
        <text:p text:style-name="P1"/>
        <text:p text:style-name="P1">好，</text:p>
        <text:p text:style-name="P1">Hó, </text:p>
        <text:p text:style-name="P1"/>
        <text:p text:style-name="P1">來，</text:p>
        <text:p text:style-name="P1">lâi, </text:p>
        <text:p text:style-name="P1"/>
        <text:p text:style-name="P1">按呢乎？ </text:p>
        <text:p text:style-name="P1">án-ne --honnh?</text:p>
        <text:p text:style-name="P1"/>
        <text:p text:style-name="P1">好、好。</text:p>
        <text:p text:style-name="P1">Hó, hó.</text:p>
        <text:p text:style-name="P1"/>
        <text:p text:style-name="P1">來！</text:p>
        <text:p text:style-name="P1">Lâi!</text:p>
        <text:p text:style-name="P1"/>
        <text:p text:style-name="P1">喔按呢偌濟？</text:p>
        <text:p text:style-name="P1">Ooh án-ne guā-tsē?</text:p>
        <text:p text:style-name="P1"/>
        <text:p text:style-name="P1">四箍。</text:p>
        <text:p text:style-name="P1">Sì khoo.</text:p>
        <text:p text:style-name="P1"/>
        <text:p text:style-name="P1">好，</text:p>
        <text:p text:style-name="P1">Hó, </text:p>
        <text:p text:style-name="P1"/>
        <text:p text:style-name="P1">多謝。</text:p>
        <text:p text:style-name="P1">to-siā.</text:p>
        <text:p text:style-name="P1"/>
        <text:p text:style-name="P1">我找你喔，</text:p>
        <text:p text:style-name="P1">Guá tsāu --lí --ooh, </text:p>
        <text:p text:style-name="P1"/>
        <text:p text:style-name="P1">來，</text:p>
        <text:p text:style-name="P1">lâi,</text:p>
        <text:p text:style-name="P1"/>
        <text:p text:style-name="P1">多謝呢，</text:p>
        <text:p text:style-name="P1"><text:s/>to-siā --neh, </text:p>
        <text:p text:style-name="P1"/>
        <text:p text:style-name="P1">閣愛來喔，</text:p>
        <text:p text:style-name="P1">koh ài lâi --ooh, </text:p>
        <text:p text:style-name="P1"/>
        <text:p text:style-name="P1">來，</text:p>
        <text:p text:style-name="P1">lâi,</text:p>
        <text:p text:style-name="P1"/>
        <text:p text:style-name="P1">順行喔！</text:p>
        <text:p text:style-name="P1">sūn-kiânn --ooh!</text:p>
        <text:p text:style-name="P1"/>
        <text:p text:style-name="P1">阿姨，</text:p>
        <text:p text:style-name="P1">A-î, </text:p>
        <text:p text:style-name="P1"/>
        <text:p text:style-name="P1">你欲啥？</text:p>
        <text:p text:style-name="P1">lí beh siánn? </text:p>
        <text:p text:style-name="P1"/>
        <text:p text:style-name="P1">啊遮的菜喔，</text:p>
        <text:p text:style-name="P1">Ah tsia-ê tshài --ooh, </text:p>
        <text:p text:style-name="P1"/>
        <text:p text:style-name="P1">攏早時仔才挽的啦，</text:p>
        <text:p text:style-name="P1">lóng tsá-sî-á tsiah bán --ê --lah, </text:p>
        <text:p text:style-name="P1"/>
        <text:p text:style-name="P1">啊攏足鮮足脆的，</text:p>
        <text:p text:style-name="P1">ah lóng tsiok tshinn tsiok <text:soft-page-break/>tshè --ê, </text:p>
        <text:p text:style-name="P1"/>
        <text:p text:style-name="P1">你慢慢仔看！</text:p>
        <text:p text:style-name="P1">lí bān-bān-á khuànn!</text:p>
        <text:p text:style-name="P1"/>
        <text:p text:style-name="P1">我沓沓仔揀。</text:p>
        <text:p text:style-name="P1">Guá ta̍uh-ta̍uh-á kíng.</text:p>
        <text:p text:style-name="P1"/>
        <text:p text:style-name="P1">來喔，</text:p>
        <text:p text:style-name="P1">Lâi ooh, </text:p>
        <text:p text:style-name="P1"/>
        <text:p text:style-name="P1">買菜喔！</text:p>
        <text:p text:style-name="P1">bé tshài --ooh!</text:p>
        <text:p text:style-name="P1"/>
        <text:p text:style-name="P1">我買一屑仔⿰爾爾，</text:p>
        <text:p text:style-name="P1">Guá bé tsi̍t-sut-á nia̋, </text:p>
        <text:p text:style-name="P1"/>
        <text:p text:style-name="P1">你會受氣無？</text:p>
        <text:p text:style-name="P1">lí ē siū-khì --bô?</text:p>
        <text:p text:style-name="P1"/>
        <text:p text:style-name="P1">袂啦，</text:p>
        <text:p text:style-name="P1">Bē --lah, </text:p>
        <text:p text:style-name="P1"/>
        <text:p text:style-name="P1">看你的穿插就知影是外地來的啊，</text:p>
        <text:p text:style-name="P1">khuànn lí ê tshīng-tshah tō tsai-iánn sī guā-tē lâi --ê --ah, </text:p>
        <text:p text:style-name="P1"/>
        <text:p text:style-name="P1">哪有可能買傷濟，</text:p>
        <text:p text:style-name="P1">ná ū khó-lîng bé siunn tsē, </text:p>
        <text:p text:style-name="P1"/>
        <text:p text:style-name="P1">若買傷濟就捾袂去矣，</text:p>
        <text:p text:style-name="P1">nā bé siunn tsē tō kuānn bē khì --ah, </text:p>
        <text:p text:style-name="P1"/>
        <text:p text:style-name="P1">我哪會受氣啦，</text:p>
        <text:p text:style-name="P1">guá ná ē siū-khì --lah, </text:p>
        <text:p text:style-name="P1"/>
        <text:p text:style-name="P1">來，</text:p>
        <text:p text:style-name="P1">lâi, </text:p>
        <text:p text:style-name="P1"/>
        <text:p text:style-name="P1">我幫你秤一下。</text:p>
        <text:p text:style-name="P1">guá pang lí tshìn --tsi̍t-ē.</text:p>
        <text:p text:style-name="P1"/>
        <text:p text:style-name="P1">予我予我，</text:p>
        <text:p text:style-name="P1">Hōo --guá hōo --guá, </text:p>
        <text:p text:style-name="P1"/>
        <text:p text:style-name="P1">予我耍！</text:p>
        <text:p text:style-name="P1">hōo guá sńg!</text:p>
        <text:p text:style-name="P1"/>
        <text:p text:style-name="P1"><text:s/>阿中 、 阿寶 、 阿昌 、 阿德 ，</text:p>
        <text:p text:style-name="P1"><text:s/>A-tiong , <text:s/>A-pó , <text:s/>A-tshiong , <text:s/>A-tik , </text:p>
        <text:p text:style-name="P1"/>
        <text:p text:style-name="P1">莫閣佇遮耍啦，</text:p>
        <text:p text:style-name="P1">mài koh tī tsia sńg --lah, </text:p>
        <text:p text:style-name="P1"/>
        <text:p text:style-name="P1">緊轉去厝裡揀菜，</text:p>
        <text:p text:style-name="P1">kín tńg-khì tshù--e kíng tshài, </text:p>
        <text:p text:style-name="P1"/>
        <text:p text:style-name="P1">阿揀揀咧彼高麗菜替我送過來，</text:p>
        <text:p text:style-name="P1">ah kíng-kíng--leh he ko-lê-tshài thè guá sàng --kuè-lâi, </text:p>
        <text:p text:style-name="P1"/>
        <text:p text:style-name="P1">唅，</text:p>
        <text:p text:style-name="P1">hannh, </text:p>
        <text:p text:style-name="P1"/>
        <text:p text:style-name="P1">緊轉去！</text:p>
        <text:p text:style-name="P1">kín tńg--khì!</text:p>
        <text:p text:style-name="P1"/>
        <text:p text:style-name="P1">啊遐的囡仔是你啥物人？ </text:p>
        <text:p text:style-name="P1">Ah hia-ê gín-á sī lí siánn-mih lâng?</text:p>
        <text:p text:style-name="P1"/>
        <text:p text:style-name="P1">我欲耍、我欲耍。</text:p>
        <text:p text:style-name="P1">Guá beh sńg, guá beh sńg.</text:p>
        <text:p text:style-name="P1"><text:soft-page-break/></text:p>
        <text:p text:style-name="P1">喔，</text:p>
        <text:p text:style-name="P1">Ooh, </text:p>
        <text:p text:style-name="P1"/>
        <text:p text:style-name="P1">彼攏阮小弟啦，</text:p>
        <text:p text:style-name="P1">he lóng gún sió-tī --lah, </text:p>
        <text:p text:style-name="P1"/>
        <text:p text:style-name="P1">我厝裡上大漢的。</text:p>
        <text:p text:style-name="P1">guá tshù--e siōng tuā-hàn --ê.</text:p>
        <text:p text:style-name="P1"/>
        <text:p text:style-name="P1">按呢喔，</text:p>
        <text:p text:style-name="P1">Án-ne ooh!</text:p>
        <text:p text:style-name="P1"/>
        <text:p text:style-name="P1">啊恁阿母乎，</text:p>
        <text:p text:style-name="P1">Ah lín a-bú --honnh, </text:p>
        <text:p text:style-name="P1"/>
        <text:p text:style-name="P1">嘛誠𠢕生，</text:p>
        <text:p text:style-name="P1">mā tsiânn gâu senn, </text:p>
        <text:p text:style-name="P1"/>
        <text:p text:style-name="P1">啊生遐濟查埔的喔。</text:p>
        <text:p text:style-name="P1">ah senn hiah tsē tsa-poo --ê --ooh.</text:p>
        <text:p text:style-name="P1"/>
        <text:p text:style-name="P1">阿姨，</text:p>
        <text:p text:style-name="P1">A-î, </text:p>
        <text:p text:style-name="P1"/>
        <text:p text:style-name="P1">這个薑，</text:p>
        <text:p text:style-name="P1">tsit ê kiunn, </text:p>
        <text:p text:style-name="P1"/>
        <text:p text:style-name="P1">秤無重啦，</text:p>
        <text:p text:style-name="P1">tshìn bô tāng --lah, </text:p>
        <text:p text:style-name="P1"/>
        <text:p text:style-name="P1">就送你啦。</text:p>
        <text:p text:style-name="P1">tō sàng --lí --lah.</text:p>
        <text:p text:style-name="P1"/>
        <text:p text:style-name="P1">喔，</text:p>
        <text:p text:style-name="P1">Ooh, </text:p>
        <text:p text:style-name="P1"/>
        <text:p text:style-name="P1">好好好，</text:p>
        <text:p text:style-name="P1">hó hó hó,</text:p>
        <text:p text:style-name="P1"/>
        <text:p text:style-name="P1">歹勢啦，</text:p>
        <text:p text:style-name="P1">pháinn-sè --lah, </text:p>
        <text:p text:style-name="P1"/>
        <text:p text:style-name="P1">閣予你送薑。</text:p>
        <text:p text:style-name="P1">koh hōo lí sàng kiunn.</text:p>
        <text:p text:style-name="P1"/>
        <text:p text:style-name="P1">袂啦。</text:p>
        <text:p text:style-name="P1">Bē --lah.</text:p>
        <text:p text:style-name="P1"/>
        <text:p text:style-name="P1">按呢偌濟？</text:p>
        <text:p text:style-name="P1">Án-ne guā-tsē?</text:p>
        <text:p text:style-name="P1"/>
        <text:p text:style-name="P1">兩箍就好啊！</text:p>
        <text:p text:style-name="P1">Nn̄g khoo tō hó --ah!</text:p>
        <text:p text:style-name="P1"/>
        <text:p text:style-name="P1">喔。</text:p>
        <text:p text:style-name="P1">Ooh.</text:p>
        <text:p text:style-name="P1"/>
        <text:p text:style-name="P1">買菜喔，</text:p>
        <text:p text:style-name="P1">Bé tshài ooh, </text:p>
        <text:p text:style-name="P1"/>
        <text:p text:style-name="P1">這足媠的喔，</text:p>
        <text:p text:style-name="P1">tse tsiok suí --ê --ooh, </text:p>
        <text:p text:style-name="P1"/>
        <text:p text:style-name="P1">白菜媠喔，</text:p>
        <text:p text:style-name="P1">pe̍h-tshài suí --ooh, </text:p>
        <text:p text:style-name="P1"/>
        <text:p text:style-name="P1">來喔，</text:p>
        <text:p text:style-name="P1">lâi --ooh,</text:p>
        <text:p text:style-name="P1"/>
        <text:p text:style-name="P1">來買菜喔！</text:p>
        <text:p text:style-name="P1">lâi bé tshài --ooh! </text:p>
        <text:p text:style-name="P1"/>
        <text:p text:style-name="P1">高麗菜足俗的，</text:p>
        <text:p text:style-name="P1">Ko-lê-tshài tsiok sio̍k --ê, </text:p>
        <text:p text:style-name="P1"/>
        <text:p text:style-name="P1">來。</text:p>
        <text:p text:style-name="P1"><text:soft-page-break/>lâi.</text:p>
        <text:p text:style-name="P1"/>
        <text:p text:style-name="P1">這⿰下昏暗乎，</text:p>
        <text:p text:style-name="P1">Tse i̋ng-àm --honnh, </text:p>
        <text:p text:style-name="P1"/>
        <text:p text:style-name="P1">予恁加菜乎！</text:p>
        <text:p text:style-name="P1">hōo lín ka tshài --honnh!</text:p>
        <text:p text:style-name="P1"/>
        <text:p text:style-name="P1">姆仔，</text:p>
        <text:p text:style-name="P1">Ḿ--á, </text:p>
        <text:p text:style-name="P1"/>
        <text:p text:style-name="P1">多謝喔，</text:p>
        <text:p text:style-name="P1">to-siā --ooh, </text:p>
        <text:p text:style-name="P1"/>
        <text:p text:style-name="P1">姆仔，</text:p>
        <text:p text:style-name="P1">ḿ--á, </text:p>
        <text:p text:style-name="P1"/>
        <text:p text:style-name="P1">你看了感覺按怎？</text:p>
        <text:p text:style-name="P1">lí khuànn liáu kám-kak án-nuá?</text:p>
        <text:p text:style-name="P1"/>
        <text:p text:style-name="P1">真正親像你講的呢，</text:p>
        <text:p text:style-name="P1">Tsin-tsiànn tshan-tshiūnn lí kóng --ê --neh, </text:p>
        <text:p text:style-name="P1"/>
        <text:p text:style-name="P1">人生做媠，</text:p>
        <text:p text:style-name="P1">lâng senn-tsò suí, </text:p>
        <text:p text:style-name="P1"/>
        <text:p text:style-name="P1">頭腦閣好，</text:p>
        <text:p text:style-name="P1">thâu-náu koh hó, </text:p>
        <text:p text:style-name="P1"/>
        <text:p text:style-name="P1">喔彼跤手有夠猛，</text:p>
        <text:p text:style-name="P1">ooh he kha-tshiú ū-kàu mé,</text:p>
        <text:p text:style-name="P1"/>
        <text:p text:style-name="P1">讚啦，</text:p>
        <text:p text:style-name="P1">tsán --lah, </text:p>
        <text:p text:style-name="P1"/>
        <text:p text:style-name="P1">啊上重要的乎，</text:p>
        <text:p text:style-name="P1">ah siōng tiōng-iàu --ê --honnh, </text:p>
        <text:p text:style-name="P1"/>
        <text:p text:style-name="P1">就是in母仔乎，</text:p>
        <text:p text:style-name="P1">tō sī in bó--á --honnh, </text:p>
        <text:p text:style-name="P1"/>
        <text:p text:style-name="P1">生足濟查埔的，</text:p>
        <text:p text:style-name="P1">senn tsiok tsē tsa-poo --ê, </text:p>
        <text:p text:style-name="P1"/>
        <text:p text:style-name="P1">這乎，</text:p>
        <text:p text:style-name="P1">tse --honnh, </text:p>
        <text:p text:style-name="P1"/>
        <text:p text:style-name="P1">後擺乎，</text:p>
        <text:p text:style-name="P1">āu-pái --honnh, </text:p>
        <text:p text:style-name="P1"/>
        <text:p text:style-name="P1">伊絕對有遺傳的啦！</text:p>
        <text:p text:style-name="P1">i tsua̍t-tuì ū uî-thuân --ê --lah! </text:p>
        <text:p text:style-name="P1"/>
        <text:p text:style-name="P1">而且後擺，</text:p>
        <text:p text:style-name="P1">Lî-tshiánn āu-pái, </text:p>
        <text:p text:style-name="P1"/>
        <text:p text:style-name="P1">姆仔，</text:p>
        <text:p text:style-name="P1">ḿ--á, </text:p>
        <text:p text:style-name="P1"/>
        <text:p text:style-name="P1">你就囝孫滿堂！</text:p>
        <text:p text:style-name="P1">lí tō kiánn-sun-buán-tông!</text:p>
        <text:p text:style-name="P1"/>
        <text:p text:style-name="P1">著啦著啦，</text:p>
        <text:p text:style-name="P1">Tio̍h --lah tio̍h --lah, </text:p>
        <text:p text:style-name="P1"/>
        <text:p text:style-name="P1">就是按呢啦，</text:p>
        <text:p text:style-name="P1">tō sī án-ne --lah, </text:p>
        <text:p text:style-name="P1"/>
        <text:p text:style-name="P1">啊我這馬乎，</text:p>
        <text:p text:style-name="P1">ah guá tsit-má --honnh, </text:p>
        <text:p text:style-name="P1"/>
        <text:p text:style-name="P1">緊轉來佮in阿爸講，</text:p>
        <text:p text:style-name="P1">kín tńg--lâi kah in a-pa kóng, </text:p>
        <text:p text:style-name="P1"/>
        <text:p text:style-name="P1"><text:soft-page-break/>啊乎彼日子若看好的時陣乎，</text:p>
        <text:p text:style-name="P1">ah --honnh he ji̍t-tsí nā khuànn hó ê sî-tsūn --honnh, </text:p>
        <text:p text:style-name="P1"/>
        <text:p text:style-name="P1">我緊提來予你，</text:p>
        <text:p text:style-name="P1">guá kín the̍h lâi hōo --lí, </text:p>
        <text:p text:style-name="P1"/>
        <text:p text:style-name="P1">啊才麻煩你乎，</text:p>
        <text:p text:style-name="P1">ah tsiah mâ-huân lí --honnh, </text:p>
        <text:p text:style-name="P1"/>
        <text:p text:style-name="P1">加共阮走幾逝，</text:p>
        <text:p text:style-name="P1">ke kā gún tsáu --kuí-tsuā, </text:p>
        <text:p text:style-name="P1"/>
        <text:p text:style-name="P1">啊替阮講一寡好話咧，</text:p>
        <text:p text:style-name="P1">ah thè gún kóng tsi̍t-kuá hó uē --leh, </text:p>
        <text:p text:style-name="P1"/>
        <text:p text:style-name="P1">唅！</text:p>
        <text:p text:style-name="P1">hannh!</text:p>
        <text:p text:style-name="P1"/>
        <text:p text:style-name="P1">無問題，</text:p>
        <text:p text:style-name="P1">Bô būn-tê, </text:p>
        <text:p text:style-name="P1"/>
        <text:p text:style-name="P1">姆仔，</text:p>
        <text:p text:style-name="P1">ḿ--á, </text:p>
        <text:p text:style-name="P1"/>
        <text:p text:style-name="P1">這个媒人正予我做！</text:p>
        <text:p text:style-name="P1">tsit ê muê-lâng tsiànn hōo guá tsò!</text:p>
        <text:p text:style-name="P1"/>
        <text:p text:style-name="P1">好好，</text:p>
        <text:p text:style-name="P1">Hó hó, </text:p>
        <text:p text:style-name="P1"/>
        <text:p text:style-name="P1">到時乎，</text:p>
        <text:p text:style-name="P1">kàu-sî --honnh, </text:p>
        <text:p text:style-name="P1"/>
        <text:p text:style-name="P1">彼紅包我絕對會包足大包予你的。</text:p>
        <text:p text:style-name="P1">he âng-pau guá tsua̍t-tuì ē pau tsiok tuā pau hōo --lí --ê.</text:p>
        <text:p text:style-name="P1"/>
        <text:p text:style-name="P1">彼毋免啦！</text:p>
        <text:p text:style-name="P1">He m̄-bián --lah!</text:p>
        <text:p text:style-name="P1"/>
        <text:p text:style-name="P1">你頭拄仔是徛偌久矣？</text:p>
        <text:p text:style-name="P1">Lí thâu-tú-á sī khiā guā-kú --ah? </text:p>
        <text:p text:style-name="P1"/>
        <text:p text:style-name="P1">哪會無愛出聲？</text:p>
        <text:p text:style-name="P1">Ná ē bô ài tshut-siann?</text:p>
        <text:p text:style-name="P1"/>
        <text:p text:style-name="P1">我足想欲佮師兄仝款，</text:p>
        <text:p text:style-name="P1">Guá tsiok siūnn-beh kah su-hiann kāng-khuán, </text:p>
        <text:p text:style-name="P1"/>
        <text:p text:style-name="P1">有一台相機，</text:p>
        <text:p text:style-name="P1">ū tsi̍t tâi siòng-ki, </text:p>
        <text:p text:style-name="P1"/>
        <text:p text:style-name="P1">會當共你這馬的模樣，</text:p>
        <text:p text:style-name="P1">ē-tàng kā lí tsit-má ê bôo-iūnn, </text:p>
        <text:p text:style-name="P1"/>
        <text:p text:style-name="P1">翕起來。</text:p>
        <text:p text:style-name="P1">hip --khí-lâi.</text:p>
        <text:p text:style-name="P1"/>
        <text:p text:style-name="P1">翕相有啥物好啊？</text:p>
        <text:p text:style-name="P1">Hip-siòng ū siánn-mih hó --ah? </text:p>
        <text:p text:style-name="P1"/>
        <text:p text:style-name="P1">翕相干焦會當有一个模樣⿰爾爾啊，</text:p>
        <text:p text:style-name="P1">Hip-siòng kan-na ē-tàng ū tsi̍t ê bôo-iūnn nia̋ --ah, </text:p>
        <text:p text:style-name="P1"/>
        <text:p text:style-name="P1">我愛你會記得我每一个模樣，</text:p>
        <text:p text:style-name="P1">guá ài lí ē-kì-lit guá muí tsi̍t ê bôo-iūnn, </text:p>
        <text:p text:style-name="P1"/>
        <text:p text:style-name="P1">來，</text:p>
        <text:p text:style-name="P1"><text:soft-page-break/>lâi, </text:p>
        <text:p text:style-name="P1"/>
        <text:p text:style-name="P1">這擺你有用袂完的底片啊，</text:p>
        <text:p text:style-name="P1">tsit pái lí ū iōng bē uân ê té-phìnn --ah, </text:p>
        <text:p text:style-name="P1"/>
        <text:p text:style-name="P1">翕吧！</text:p>
        <text:p text:style-name="P1">hip --pah!</text:p>
        <text:p text:style-name="P1"/>
        <text:p text:style-name="P1">今暗，</text:p>
        <text:p text:style-name="P1">Kin àm, </text:p>
        <text:p text:style-name="P1"/>
        <text:p text:style-name="P1">我就欲去坐車先轉去矣喔！</text:p>
        <text:p text:style-name="P1">guá tō beh khì tsē tshia sing tńg--khì --ah --ooh! </text:p>
        <text:p text:style-name="P1"/>
        <text:p text:style-name="P1">Mh，</text:p>
        <text:p text:style-name="P1">Mh, </text:p>
        <text:p text:style-name="P1"/>
        <text:p text:style-name="P1">踮咧遮，</text:p>
        <text:p text:style-name="P1">tiàm leh tsia, </text:p>
        <text:p text:style-name="P1"/>
        <text:p text:style-name="P1">蹛旅社閣愛加開錢，</text:p>
        <text:p text:style-name="P1">tuà lú-siā koh ài ke khai-tsînn, </text:p>
        <text:p text:style-name="P1"/>
        <text:p text:style-name="P1">我想欲趕緊轉去，</text:p>
        <text:p text:style-name="P1">guá siūnn-beh kuánn-kín tńg--khì, </text:p>
        <text:p text:style-name="P1"/>
        <text:p text:style-name="P1">趕緊轉去正義格仔場，</text:p>
        <text:p text:style-name="P1">kuánn-kín tńg-khì Tsìng-gī keh-á-tiûnn,</text:p>
        <text:p text:style-name="P1"/>
        <text:p text:style-name="P1">趕緊拍拚，</text:p>
        <text:p text:style-name="P1">kuánn-kín phah-piànn, </text:p>
        <text:p text:style-name="P1"/>
        <text:p text:style-name="P1">趕緊趁錢，</text:p>
        <text:p text:style-name="P1">kuánn-kín thàn-tsînn, </text:p>
        <text:p text:style-name="P1"/>
        <text:p text:style-name="P1">才會當趕緊…</text:p>
        <text:p text:style-name="P1">tsiah ē-tàng kuánn-kín.</text:p>
        <text:p text:style-name="P1"/>
        <text:p text:style-name="P1">趕緊啥？</text:p>
        <text:p text:style-name="P1">Kuánn-kín siánn?</text:p>
        <text:p text:style-name="P1"/>
        <text:p text:style-name="P1">替阮媽還錢。</text:p>
        <text:p text:style-name="P1">Thè gún ma hâinn tsînn.</text:p>
        <text:p text:style-name="P1"/>
        <text:p text:style-name="P1">喔。</text:p>
        <text:p text:style-name="P1">Ooh.</text:p>
        <text:p text:style-name="P1"/>
        <text:p text:style-name="P1">啊閣有啦！</text:p>
        <text:p text:style-name="P1">Ah koh ū --lah!</text:p>
        <text:p text:style-name="P1"/>
        <text:p text:style-name="P1">閣有啥？</text:p>
        <text:p text:style-name="P1">Koh ū sánn?</text:p>
        <text:p text:style-name="P1"/>
        <text:p text:style-name="P1">就、就。</text:p>
        <text:p text:style-name="P1">Tō, tō.</text:p>
        <text:p text:style-name="P1"/>
        <text:p text:style-name="P1">你閣袂曉講矣喔？</text:p>
        <text:p text:style-name="P1">Lí koh bē-hiáu kóng --ah --ooh?</text:p>
        <text:p text:style-name="P1"/>
        <text:p text:style-name="P1">我是毋敢講啦，</text:p>
        <text:p text:style-name="P1">Guá sī m̄ kánn kóng --lah, </text:p>
        <text:p text:style-name="P1"/>
        <text:p text:style-name="P1">猶毋過我會寫批予你，</text:p>
        <text:p text:style-name="P1">ah-m̄-koh guá ē siá phue hōo --lí, </text:p>
        <text:p text:style-name="P1"/>
        <text:p text:style-name="P1">雖然我捌的字無夠濟，</text:p>
        <text:p text:style-name="P1">sui-liân guá bat ê lī bô-kàu tsē, </text:p>
        <text:p text:style-name="P1"/>
        <text:p text:style-name="P1">寫足慢，</text:p>
        <text:p text:style-name="P1">siá tsiok bān, </text:p>
        <text:p text:style-name="P1"/>
        <text:p text:style-name="P1">可能愛予你等足久。</text:p>
        <text:p text:style-name="P1"><text:soft-page-break/>khó-lîng ài hōo lí tán tsiok kú.</text:p>
        <text:p text:style-name="P1"/>
        <text:p text:style-name="P1">我會等，</text:p>
        <text:p text:style-name="P1">Guá ē tán, </text:p>
        <text:p text:style-name="P1"/>
        <text:p text:style-name="P1">我會一直等。</text:p>
        <text:p text:style-name="P1">guá ē it-ti̍t tán.</text:p>
        <text:p text:style-name="P1"/>
        <text:p text:style-name="P1">誠實的喔，</text:p>
        <text:p text:style-name="P1">Tsiânn-si̍t --ê --ooh,</text:p>
        <text:p text:style-name="P1"/>
        <text:p text:style-name="P1">你會等？</text:p>
        <text:p text:style-name="P1">lí ē tán?</text:p>
        <text:p text:style-name="P1"/>
        <text:p text:style-name="P1">啊你咧？</text:p>
        <text:p text:style-name="P1">Ah lí --leh?</text:p>
        <text:p text:style-name="P1"/>
        <text:p text:style-name="P1">我喔？</text:p>
        <text:p text:style-name="P1">Guá --ooh?</text:p>
        <text:p text:style-name="P1"/>
        <text:p text:style-name="P1">正義啊，</text:p>
        <text:p text:style-name="P1">Tsìng-gī --ah, </text:p>
        <text:p text:style-name="P1"/>
        <text:p text:style-name="P1">啊拄仔咧參詳乎，</text:p>
        <text:p text:style-name="P1">ah tú-á leh tsham-siông --honnh, </text:p>
        <text:p text:style-name="P1"/>
        <text:p text:style-name="P1">囡仔的婚事，</text:p>
        <text:p text:style-name="P1">gín-á ê hun-sū, </text:p>
        <text:p text:style-name="P1"/>
        <text:p text:style-name="P1">啊你哪會走落來咧做鞋啦！</text:p>
        <text:p text:style-name="P1">ah lí ná ē tsáu lo̍h-lâi leh tsò ê --lah!</text:p>
        <text:p text:style-name="P1"/>
        <text:p text:style-name="P1">啊恁母仔囝佮意就好啊，</text:p>
        <text:p text:style-name="P1">Ah lín bú-á-kiánn kah-ì tō hó --ah, </text:p>
        <text:p text:style-name="P1"/>
        <text:p text:style-name="P1">我無意見啦！</text:p>
        <text:p text:style-name="P1">guá bô ì-kiàn --lah!</text:p>
        <text:p text:style-name="P1"/>
        <text:p text:style-name="P1">Mh嘿，</text:p>
        <text:p text:style-name="P1">Mh heh, </text:p>
        <text:p text:style-name="P1"/>
        <text:p text:style-name="P1">啊你做人的老爸呢，</text:p>
        <text:p text:style-name="P1">ah lí tsò lâng ê lāu-pē --neh, </text:p>
        <text:p text:style-name="P1"/>
        <text:p text:style-name="P1">啊哪會講這種話啦，</text:p>
        <text:p text:style-name="P1">ah ná ē kóng tsit tsióng uē --lah, </text:p>
        <text:p text:style-name="P1"/>
        <text:p text:style-name="P1">啊一大堆代誌乎攏愛你決定啊，</text:p>
        <text:p text:style-name="P1">ah tsi̍t-tuā-tui tāi-tsì --honnh lóng ài lí kuat-tīng --ah, </text:p>
        <text:p text:style-name="P1"/>
        <text:p text:style-name="P1">行行行行，</text:p>
        <text:p text:style-name="P1">kiânn kiânn kiânn kiânn, </text:p>
        <text:p text:style-name="P1"/>
        <text:p text:style-name="P1">緊呢來樓頂參詳啦，</text:p>
        <text:p text:style-name="P1">kín --neh lâi lâu-tíng tsham-siông --lah, </text:p>
        <text:p text:style-name="P1"/>
        <text:p text:style-name="P1">緊呢。</text:p>
        <text:p text:style-name="P1">kín --neh.</text:p>
        <text:p text:style-name="P1"/>
        <text:p text:style-name="P1"><text:s/>木成仔 今仔日退伍，</text:p>
        <text:p text:style-name="P1"><text:s/>Bo̍k-sîng--á <text:s/>kin-á-ji̍t thuè-ngóo, </text:p>
        <text:p text:style-name="P1"/>
        <text:p text:style-name="P1">我踮遮等伊啦。</text:p>
        <text:p text:style-name="P1">guá tiàm tsia tán --i --lah!</text:p>
        <text:p text:style-name="P1"/>
        <text:p text:style-name="P1">謼，</text:p>
        <text:p text:style-name="P1">Hooh, </text:p>
        <text:p text:style-name="P1"/>
        <text:p text:style-name="P1">呔有啥物好等的啦，</text:p>
        <text:p text:style-name="P1"><text:soft-page-break/>thài ū siánn-mih hó tán --ê --lah, </text:p>
        <text:p text:style-name="P1"/>
        <text:p text:style-name="P1">唅，</text:p>
        <text:p text:style-name="P1">hannh, </text:p>
        <text:p text:style-name="P1"/>
        <text:p text:style-name="P1">啊退伍就退伍矣啊，</text:p>
        <text:p text:style-name="P1">ah thè-ngóo tō thè-ngóo --ah --ah, </text:p>
        <text:p text:style-name="P1"/>
        <text:p text:style-name="P1">啊時間到乎，</text:p>
        <text:p text:style-name="P1">ah sî-kan kàu --honnh,</text:p>
        <text:p text:style-name="P1"/>
        <text:p text:style-name="P1">伊若轉來伊自然就入來矣啦！</text:p>
        <text:p text:style-name="P1">i nā tńg--lâi i tsū-jiân tō ji̍p-lâi --ah --lah.</text:p>
        <text:p text:style-name="P1"/>
        <text:p text:style-name="P1">足久無⿰看見矣，</text:p>
        <text:p text:style-name="P1">Tsiok kú bô khuàinn --ah, </text:p>
        <text:p text:style-name="P1"/>
        <text:p text:style-name="P1">這馬嘛毋知變啥物款。</text:p>
        <text:p text:style-name="P1">tsit-má mā m̄ tsai piàn sánn-mih khuán.</text:p>
        <text:p text:style-name="P1"/>
        <text:p text:style-name="P1">謼，</text:p>
        <text:p text:style-name="P1">Hooh, </text:p>
        <text:p text:style-name="P1"/>
        <text:p text:style-name="P1">恁老爸講按呢啦，</text:p>
        <text:p text:style-name="P1">lín lāu-pē kóng án-ne --lah, </text:p>
        <text:p text:style-name="P1"/>
        <text:p text:style-name="P1">啊我咧佮伊講東，</text:p>
        <text:p text:style-name="P1">ah guá leh kah i kóng tang, </text:p>
        <text:p text:style-name="P1"/>
        <text:p text:style-name="P1">伊咧講西啦！</text:p>
        <text:p text:style-name="P1">i leh kóng sai --lah, </text:p>
        <text:p text:style-name="P1"/>
        <text:p text:style-name="P1">彼實在有影的。</text:p>
        <text:p text:style-name="P1">he si̍t-tsāi ū-iánn --ê.</text:p>
        <text:p text:style-name="P1"/>
        <text:p text:style-name="P1">我轉來矣，</text:p>
        <text:p text:style-name="P1">Guá tńg--lâi --ah, </text:p>
        <text:p text:style-name="P1"/>
        <text:p text:style-name="P1">頭家、頭家娘、師兄。</text:p>
        <text:p text:style-name="P1">thâu-ke, thâu-ke-niû, su-hiann.</text:p>
        <text:p text:style-name="P1"/>
        <text:p text:style-name="P1"><text:s/>木成 。</text:p>
        <text:p text:style-name="P1"><text:s/>Bo̍k-sîng .</text:p>
        <text:p text:style-name="P1"/>
        <text:p text:style-name="P1">恭喜喔，</text:p>
        <text:p text:style-name="P1">Kiong-hí --ooh, </text:p>
        <text:p text:style-name="P1"/>
        <text:p text:style-name="P1">退伍矣呢，</text:p>
        <text:p text:style-name="P1">thuè-ngóo --ah --neh, </text:p>
        <text:p text:style-name="P1"/>
        <text:p text:style-name="P1">啊哪會遮晏才到位啦？ </text:p>
        <text:p text:style-name="P1">ah ná ē tsiah uànn tsiah kàu-uī --lah?</text:p>
        <text:p text:style-name="P1"/>
        <text:p text:style-name="P1">喔，</text:p>
        <text:p text:style-name="P1">Ooh, </text:p>
        <text:p text:style-name="P1"/>
        <text:p text:style-name="P1">我坐暗班車啦！</text:p>
        <text:p text:style-name="P1">guá tsē àm-pan-tshia --lah!</text:p>
        <text:p text:style-name="P1"/>
        <text:p text:style-name="P1">我看你是去約會謼！</text:p>
        <text:p text:style-name="P1">Guá khuànn lí sī khì iok-huē --hooh!</text:p>
        <text:p text:style-name="P1"/>
        <text:p text:style-name="P1">敢有影？</text:p>
        <text:p text:style-name="P1">Kám ū-iánn?</text:p>
        <text:p text:style-name="P1"/>
        <text:p text:style-name="P1">無啦！</text:p>
        <text:p text:style-name="P1">Bô --lah!</text:p>
        <text:p text:style-name="P1"/>
        <text:p text:style-name="P1">謼謼謼，</text:p>
        <text:p text:style-name="P1">Hooh hooh hooh, </text:p>
        <text:p text:style-name="P1"><text:soft-page-break/></text:p>
        <text:p text:style-name="P1">喂，</text:p>
        <text:p text:style-name="P1">eh, </text:p>
        <text:p text:style-name="P1"/>
        <text:p text:style-name="P1">腹、腹肚枵矣的款呢，</text:p>
        <text:p text:style-name="P1">pak, pak-tóo-iau --ah ê khuán --neh, </text:p>
        <text:p text:style-name="P1"/>
        <text:p text:style-name="P1">你煮一个物件予食啦。</text:p>
        <text:p text:style-name="P1">lí tsú tsi̍t ê mi̍h-kiānn hōo tsia̍h --lah.</text:p>
        <text:p text:style-name="P1"/>
        <text:p text:style-name="P1">啊我乎佮 榮燦仔 咧參詳彼訂婚的代誌呢！</text:p>
        <text:p text:style-name="P1">Ah guá --honnh kah <text:s/>Îng-tshàn--á <text:s/>leh tsham-siông he tīng-hun ê tāi-tsì --neh!</text:p>
        <text:p text:style-name="P1"/>
        <text:p text:style-name="P1">師兄欲訂婚矣喔？</text:p>
        <text:p text:style-name="P1">Su-hiann beh tīng-hun --ah --ooh?</text:p>
        <text:p text:style-name="P1"/>
        <text:p text:style-name="P1">著啊！</text:p>
        <text:p text:style-name="P1">Tio̍h --ah!</text:p>
        <text:p text:style-name="P1"/>
        <text:p text:style-name="P1">啊是佗、佗位的查某囡仔啊？</text:p>
        <text:p text:style-name="P1">Ah sī tó, tó-uī ê tsa-bóo gín-á --ah?</text:p>
        <text:p text:style-name="P1"/>
        <text:p text:style-name="P1">啊，</text:p>
        <text:p text:style-name="P1">Ah, </text:p>
        <text:p text:style-name="P1"/>
        <text:p text:style-name="P1">我提相片予你看啦！</text:p>
        <text:p text:style-name="P1">guá the̍h siòng-phìnn hōo lí khuànn --lah!</text:p>
        <text:p text:style-name="P1"/>
        <text:p text:style-name="P1"><text:s/>榮燦 啊，</text:p>
        <text:p text:style-name="P1"><text:s/>Îng-tshàn <text:s/>--ah, </text:p>
        <text:p text:style-name="P1"/>
        <text:p text:style-name="P1">緊來樓頂乎，</text:p>
        <text:p text:style-name="P1">kín lâi lâu-tíng --honnh, </text:p>
        <text:p text:style-name="P1"/>
        <text:p text:style-name="P1">我遐的金仔你揀看覓啊，</text:p>
        <text:p text:style-name="P1">guá hia-ê kim-á lí kíng khuànn-māi --ah, </text:p>
        <text:p text:style-name="P1"/>
        <text:p text:style-name="P1">看是欲手指抑是彼號袚鍊，</text:p>
        <text:p text:style-name="P1">khuànn sī beh tshiú-tsí a̍h sī hit-lō phua̍h-liān, </text:p>
        <text:p text:style-name="P1"/>
        <text:p text:style-name="P1">行行行。</text:p>
        <text:p text:style-name="P1">kiânn kiânn kiânn.</text:p>
        <text:p text:style-name="P1"/>
        <text:p text:style-name="P1">好、好、好！</text:p>
        <text:p text:style-name="P1">Hó, hó, hó!</text:p>
        <text:p text:style-name="P1"/>
        <text:p text:style-name="P1">喂，</text:p>
        <text:p text:style-name="P1">Eh, </text:p>
        <text:p text:style-name="P1"/>
        <text:p text:style-name="P1">啊叫你煮一个食的予伊，</text:p>
        <text:p text:style-name="P1">ah kiò lí tsú tsi̍t ê tsia̍h --ê hōo --i, </text:p>
        <text:p text:style-name="P1"/>
        <text:p text:style-name="P1">啊你無聽見喔？</text:p>
        <text:p text:style-name="P1">ah lí bô thiann--e --ooh?</text:p>
        <text:p text:style-name="P1"/>
        <text:p text:style-name="P1">會啦會啦，</text:p>
        <text:p text:style-name="P1">Ē --lah ē --lah, </text:p>
        <text:p text:style-name="P1"/>
        <text:p text:style-name="P1">好啦，</text:p>
        <text:p text:style-name="P1">hó --lah, </text:p>
        <text:p text:style-name="P1"/>
        <text:p text:style-name="P1">連鞭仔啦，</text:p>
        <text:p text:style-name="P1">liâm-mi-á --lah, </text:p>
        <text:p text:style-name="P1"/>
        <text:p text:style-name="P1">唅！</text:p>
        <text:p text:style-name="P1">hannh!</text:p>
        <text:p text:style-name="P1"/>
        <text:p text:style-name="P1">這對母仔囝真正是乎，</text:p>
        <text:p text:style-name="P1"><text:soft-page-break/>Tsit tuì bú-á-kiánn tsin-tsiànn sī --honnh, </text:p>
        <text:p text:style-name="P1"/>
        <text:p text:style-name="P1">袂輸敢若對方已經答應矣咧。</text:p>
        <text:p text:style-name="P1">bē-su kán-ná tuì-hong í-king tah-ìng --ah --leh. </text:p>
        <text:p text:style-name="P1"/>
        <text:p text:style-name="P1">有啦，</text:p>
        <text:p text:style-name="P1">Ū --lah, </text:p>
        <text:p text:style-name="P1"/>
        <text:p text:style-name="P1">有較大人款矣啦，</text:p>
        <text:p text:style-name="P1">ū khah tuā-lâng khuán --ah --lah, </text:p>
        <text:p text:style-name="P1"/>
        <text:p text:style-name="P1">若有你轉來，</text:p>
        <text:p text:style-name="P1">nā ū lí tńg--lâi, </text:p>
        <text:p text:style-name="P1"/>
        <text:p text:style-name="P1">格仔場我就放心矣。</text:p>
        <text:p text:style-name="P1">keh-á-tiûnn guá tō hòng-sim --ah.</text:p>
        <text:p text:style-name="P1"/>
        <text:p text:style-name="P1">頭家，</text:p>
        <text:p text:style-name="P1">Thâu-ke, </text:p>
        <text:p text:style-name="P1"/>
        <text:p text:style-name="P1">你放心，</text:p>
        <text:p text:style-name="P1">lí hòng-sim, </text:p>
        <text:p text:style-name="P1"/>
        <text:p text:style-name="P1">我一定會足骨力、足拍拚的。</text:p>
        <text:p text:style-name="P1">guá it-tīng ē tsiok kut-la̍t,tsiok phah-piànn --ê.</text:p>
        <text:p text:style-name="P1"/>
        <text:p text:style-name="P1">Mh，</text:p>
        <text:p text:style-name="P1">Mh, </text:p>
        <text:p text:style-name="P1"/>
        <text:p text:style-name="P1">按呢啦，</text:p>
        <text:p text:style-name="P1">án-ne --lah, </text:p>
        <text:p text:style-name="P1"/>
        <text:p text:style-name="P1">這塊予你紩，</text:p>
        <text:p text:style-name="P1">tsit tè hōo lí thīnn, </text:p>
        <text:p text:style-name="P1"/>
        <text:p text:style-name="P1">看你是毋是功夫原在啦。</text:p>
        <text:p text:style-name="P1">khuànn lí sī m̄ sī kang-hu guân tsāi --lah.</text:p>
        <text:p text:style-name="P1"/>
        <text:p text:style-name="P1">好！</text:p>
        <text:p text:style-name="P1">Hó!</text:p>
        <text:p text:style-name="P1"/>
        <text:p text:style-name="P1">阿爸阿母，</text:p>
        <text:p text:style-name="P1">A-pah a-bú, </text:p>
        <text:p text:style-name="P1"/>
        <text:p text:style-name="P1">我轉來矣。</text:p>
        <text:p text:style-name="P1">guá tńg--lâi --ah. </text:p>
        <text:p text:style-name="P1"/>
        <text:p text:style-name="P1">喔。</text:p>
        <text:p text:style-name="P1">Ooh.</text:p>
        <text:p text:style-name="P1"/>
        <text:p text:style-name="P1">阿爸，</text:p>
        <text:p text:style-name="P1">A-pah, </text:p>
        <text:p text:style-name="P1"/>
        <text:p text:style-name="P1">按呢拭拭咧有較快活無？ </text:p>
        <text:p text:style-name="P1">án-ne tshit-tshit--eh ū khah khuìnn-ua̍h --bô? </text:p>
        <text:p text:style-name="P1"/>
        <text:p text:style-name="P1">遮！</text:p>
        <text:p text:style-name="P1">Tsia!</text:p>
        <text:p text:style-name="P1"/>
        <text:p text:style-name="P1">阿母。</text:p>
        <text:p text:style-name="P1">A-bú.</text:p>
        <text:p text:style-name="P1"/>
        <text:p text:style-name="P1">Mh？</text:p>
        <text:p text:style-name="P1">Mh?</text:p>
        <text:p text:style-name="P1"/>
        <text:p text:style-name="P1">今仔日敢有批？</text:p>
        <text:p text:style-name="P1">Kin-á-ji̍t kám ū phue?</text:p>
        <text:p text:style-name="P1"/>
        <text:p text:style-name="P1">批？</text:p>
        <text:p text:style-name="P1">Phue? </text:p>
        <text:p text:style-name="P1"/>
        <text:p text:style-name="P1">無啊！</text:p>
        <text:p text:style-name="P1">Bô --ah! </text:p>
        <text:p text:style-name="P1"><text:soft-page-break/></text:p>
        <text:p text:style-name="P1">⿰啥人的批？</text:p>
        <text:p text:style-name="P1">Siáng ê phue? </text:p>
        <text:p text:style-name="P1"/>
        <text:p text:style-name="P1">無呢！</text:p>
        <text:p text:style-name="P1">Bô --neh!</text:p>
        <text:p text:style-name="P1"/>
        <text:p text:style-name="P1">喔。</text:p>
        <text:p text:style-name="P1">Ooh.</text:p>
        <text:p text:style-name="P1"/>
        <text:p text:style-name="P1">喂，</text:p>
        <text:p text:style-name="P1">Eh, </text:p>
        <text:p text:style-name="P1"/>
        <text:p text:style-name="P1">猶毋過乎，</text:p>
        <text:p text:style-name="P1">ah-m̄-koh --honnh, </text:p>
        <text:p text:style-name="P1"/>
        <text:p text:style-name="P1">有人送日子來矣呢，</text:p>
        <text:p text:style-name="P1">ū lâng sàng ji̍t-tsí lâi --ah --neh, </text:p>
        <text:p text:style-name="P1"/>
        <text:p text:style-name="P1">是 臺北 <text:s/>三重埔 遐的人喔！</text:p>
        <text:p text:style-name="P1">sī <text:s/>Tâi-pak <text:s text:c="2"/>Sann-tîng-poo <text:s/>hia ê lâng --ooh! </text:p>
        <text:p text:style-name="P1"/>
        <text:p text:style-name="P1">聽講是真有名的鞋仔廠啦，</text:p>
        <text:p text:style-name="P1">Thiann-kóng sī tsin ū-miâ ê ê-á-tshiúnn --lah, </text:p>
        <text:p text:style-name="P1"/>
        <text:p text:style-name="P1">喔，</text:p>
        <text:p text:style-name="P1">ooh, </text:p>
        <text:p text:style-name="P1"/>
        <text:p text:style-name="P1">伊講恁有熟似呢，</text:p>
        <text:p text:style-name="P1">i kóng lín ū si̍k-sāi --neh, </text:p>
        <text:p text:style-name="P1"/>
        <text:p text:style-name="P1">對方講誠佮意你。</text:p>
        <text:p text:style-name="P1">tuì-hong kóng tsiânn kah-ì --lí.</text:p>
        <text:p text:style-name="P1"/>
        <text:p text:style-name="P1"><text:s/>牡丹 ，</text:p>
        <text:p text:style-name="P1"><text:s/>Bóo-tan , </text:p>
        <text:p text:style-name="P1"/>
        <text:p text:style-name="P1">恁阿爸乎，</text:p>
        <text:p text:style-name="P1">lín a-pah --honnh, </text:p>
        <text:p text:style-name="P1"/>
        <text:p text:style-name="P1">我著愛去照顧伊，</text:p>
        <text:p text:style-name="P1">guá to̍h-ài khì tsiàu-kòo --i, </text:p>
        <text:p text:style-name="P1"/>
        <text:p text:style-name="P1">厝內面的代誌大大細細攏愛你去發落，</text:p>
        <text:p text:style-name="P1">tshù lāi-bīn ê tāi-tsì tuā-tuā-sè-sè lóng ài lí khì huat-lo̍h, </text:p>
        <text:p text:style-name="P1"/>
        <text:p text:style-name="P1">猶毋過，</text:p>
        <text:p text:style-name="P1">ah-m̄-koh, </text:p>
        <text:p text:style-name="P1"/>
        <text:p text:style-name="P1">嘛袂用得為著講按呢生來欲耽誤你啊。</text:p>
        <text:p text:style-name="P1">mā bē-īng-eh uī-tio̍h kóng án-ne-sinn lâi beh tam-gōo lí --ah. </text:p>
        <text:p text:style-name="P1"/>
        <text:p text:style-name="P1">所以乎，</text:p>
        <text:p text:style-name="P1">Sóo-í --honnh, </text:p>
        <text:p text:style-name="P1"/>
        <text:p text:style-name="P1">若有好的對象，</text:p>
        <text:p text:style-name="P1">nā ū hó ê tuì-siōng, </text:p>
        <text:p text:style-name="P1"/>
        <text:p text:style-name="P1">你嘛愛嫁，</text:p>
        <text:p text:style-name="P1">lí mā ài kè, </text:p>
        <text:p text:style-name="P1"/>
        <text:p text:style-name="P1">這个人，</text:p>
        <text:p text:style-name="P1">tsit ê lâng, </text:p>
        <text:p text:style-name="P1"/>
        <text:p text:style-name="P1">按我看是袂䆀呢，</text:p>
        <text:p text:style-name="P1">àn guá khuànn sī bē-bái --neh, </text:p>
        <text:p text:style-name="P1"/>
        <text:p text:style-name="P1"><text:soft-page-break/>伊做鞋做足濟年矣，</text:p>
        <text:p text:style-name="P1">i tsò ê tsò tsiok tsē nî --ah, </text:p>
        <text:p text:style-name="P1"/>
        <text:p text:style-name="P1">功夫嘛誠讚，</text:p>
        <text:p text:style-name="P1">kang-hu mā tsiânn tsán, </text:p>
        <text:p text:style-name="P1"/>
        <text:p text:style-name="P1">而且乎，</text:p>
        <text:p text:style-name="P1">lî-tshiánn --honnh, </text:p>
        <text:p text:style-name="P1"/>
        <text:p text:style-name="P1">這馬拄拄仔退伍，</text:p>
        <text:p text:style-name="P1">tsit-má tú-tú-á thè-ngóo, </text:p>
        <text:p text:style-name="P1"/>
        <text:p text:style-name="P1">人乎，</text:p>
        <text:p text:style-name="P1">lâng --honnh, </text:p>
        <text:p text:style-name="P1"/>
        <text:p text:style-name="P1">生做嘛按呢真斯文呢，</text:p>
        <text:p text:style-name="P1">sinn-tsò mā án-ne tsin su-bûn --neh,</text:p>
        <text:p text:style-name="P1"/>
        <text:p text:style-name="P1">頭家佮頭家娘是足疼惜的，</text:p>
        <text:p text:style-name="P1">thâu-ke kah thâu-ke-niû sī tsiok thiànn-sioh --ê, </text:p>
        <text:p text:style-name="P1"/>
        <text:p text:style-name="P1">上重要的乎，</text:p>
        <text:p text:style-name="P1">siōng tiōng-iàu --ê --honnh, </text:p>
        <text:p text:style-name="P1"/>
        <text:p text:style-name="P1">聘金是落甲足大方的，</text:p>
        <text:p text:style-name="P1">phìng-kim sī lo̍h kah tsiok tāi-hong --ê, </text:p>
        <text:p text:style-name="P1"/>
        <text:p text:style-name="P1">你若嫁過去乎，</text:p>
        <text:p text:style-name="P1">lí nā kè --kuè-khì --honnh, </text:p>
        <text:p text:style-name="P1"/>
        <text:p text:style-name="P1">現成的好日子就足好過矣。</text:p>
        <text:p text:style-name="P1">hiān-sîng ê hó ji̍t-tsí tō tsiok hó kuè --ah!</text:p>
        <text:p text:style-name="P1"/>
        <text:p text:style-name="P1">阿母，</text:p>
        <text:p text:style-name="P1">A-bú, </text:p>
        <text:p text:style-name="P1"/>
        <text:p text:style-name="P1">敢是 正義 鞋仔場？</text:p>
        <text:p text:style-name="P1">kám sī <text:s/>Tsìng-gī <text:s/>ê-á-tiûnn?</text:p>
        <text:p text:style-name="P1"/>
        <text:p text:style-name="P1">是啊，</text:p>
        <text:p text:style-name="P1">Sī --ah, </text:p>
        <text:p text:style-name="P1"/>
        <text:p text:style-name="P1">頭家姓 黃 啦，</text:p>
        <text:p text:style-name="P1">thâu-ke sènn <text:s/>N̂g <text:s/>--lah, </text:p>
        <text:p text:style-name="P1"/>
        <text:p text:style-name="P1">你看好無？</text:p>
        <text:p text:style-name="P1">lí khuànn hó --bô? </text:p>
        <text:p text:style-name="P1"/>
        <text:p text:style-name="P1">謼，</text:p>
        <text:p text:style-name="P1">Hooh, </text:p>
        <text:p text:style-name="P1"/>
        <text:p text:style-name="P1">好勢喔？</text:p>
        <text:p text:style-name="P1">hó-sè --ooh? </text:p>
        <text:p text:style-name="P1"/>
        <text:p text:style-name="P1">你乎，</text:p>
        <text:p text:style-name="P1">Lí --honnh, </text:p>
        <text:p text:style-name="P1"/>
        <text:p text:style-name="P1">這回大矣無閣加講話矣。</text:p>
        <text:p text:style-name="P1">tsit huê tuā --ah bô koh ke kóng-uē --ah.</text:p>
        <text:p text:style-name="P1"/>
        <text:p text:style-name="P1">喂，</text:p>
        <text:p text:style-name="P1">Eh, </text:p>
        <text:p text:style-name="P1"/>
        <text:p text:style-name="P1">老的啊，</text:p>
        <text:p text:style-name="P1">lāu --ê --ah, </text:p>
        <text:p text:style-name="P1"/>
        <text:p text:style-name="P1">好勢矣啦，</text:p>
        <text:p text:style-name="P1">hó-sè --ah --lah, </text:p>
        <text:p text:style-name="P1"/>
        <text:p text:style-name="P1">好勢矣啦。</text:p>
        <text:p text:style-name="P1">hó-sè --ah --lah!</text:p>
        <text:p text:style-name="P1"><text:soft-page-break/></text:p>
        <text:p text:style-name="P1">竟然遮爾緊，</text:p>
        <text:p text:style-name="P1">Kìng-liân tsiah-nī kín,</text:p>
        <text:p text:style-name="P1"/>
        <text:p text:style-name="P1"><text:s/>木成 講過in頭家足疼惜伊的，</text:p>
        <text:p text:style-name="P1"><text:s/>Bo̍k-sîng <text:s/>kóng--kuè in thâu-ke tsiok thiànn-sioh --i --ê, </text:p>
        <text:p text:style-name="P1"/>
        <text:p text:style-name="P1">一定是伊轉去共頭家講矣，</text:p>
        <text:p text:style-name="P1">it-tīng sī i tńg-khì kā thâu-ke kóng --ah, </text:p>
        <text:p text:style-name="P1"/>
        <text:p text:style-name="P1">才會替伊出面落聘</text:p>
        <text:p text:style-name="P1">tsiah ē thè i tshut-bīn lo̍h-phìng </text:p>
        <text:p text:style-name="P1"/>
        <text:p text:style-name="P1">喔，</text:p>
        <text:p text:style-name="P1">Ooh, </text:p>
        <text:p text:style-name="P1"/>
        <text:p text:style-name="P1">我做鞋仔遐爾濟年矣，</text:p>
        <text:p text:style-name="P1">guá tsò ê-á hiah-nī tsē nî --ah, </text:p>
        <text:p text:style-name="P1"/>
        <text:p text:style-name="P1"><text:s/>正義 師乎，</text:p>
        <text:p text:style-name="P1"><text:s/>Tsìng-gī <text:s/>sai --honnh, </text:p>
        <text:p text:style-name="P1"/>
        <text:p text:style-name="P1">這空中一刀割溝的手法乎，</text:p>
        <text:p text:style-name="P1">tse khong-tiong tsi̍t to kuah kau ê tshiú-huat --honnh, </text:p>
        <text:p text:style-name="P1"/>
        <text:p text:style-name="P1">有夠厲害的啦，</text:p>
        <text:p text:style-name="P1">ū-kàu lī-hāi --ê --lah, </text:p>
        <text:p text:style-name="P1"/>
        <text:p text:style-name="P1">我攏學袂來呢。</text:p>
        <text:p text:style-name="P1">guá lóng o̍h bē lâi --neh!</text:p>
        <text:p text:style-name="P1"/>
        <text:p text:style-name="P1">嘿，</text:p>
        <text:p text:style-name="P1">Heh,</text:p>
        <text:p text:style-name="P1"/>
        <text:p text:style-name="P1">這才是正功夫啦，</text:p>
        <text:p text:style-name="P1">tse tsiah sī tsiànn kang-hu --lah, </text:p>
        <text:p text:style-name="P1"/>
        <text:p text:style-name="P1">三冬、五冬。</text:p>
        <text:p text:style-name="P1">sann tang, gōo tang.</text:p>
        <text:p text:style-name="P1"/>
        <text:p text:style-name="P1">哈哈哈哈。</text:p>
        <text:p text:style-name="P1">Ha ha ha ha.</text:p>
        <text:p text:style-name="P1"/>
        <text:p text:style-name="P1">答應矣、答應矣，</text:p>
        <text:p text:style-name="P1">Tah-ìng --ah, tah-ìng --ah, </text:p>
        <text:p text:style-name="P1"/>
        <text:p text:style-name="P1">我欲娶某，</text:p>
        <text:p text:style-name="P1">guá beh tshuā-bóo, </text:p>
        <text:p text:style-name="P1"/>
        <text:p text:style-name="P1">我欲做新郎矣！</text:p>
        <text:p text:style-name="P1">guá beh tsò sin-lông --ah!</text:p>
        <text:p text:style-name="P1"/>
        <text:p text:style-name="P1">師兄，</text:p>
        <text:p text:style-name="P1">Su-hiann, </text:p>
        <text:p text:style-name="P1"/>
        <text:p text:style-name="P1">恭喜呢！</text:p>
        <text:p text:style-name="P1">kiong-hí --neh!</text:p>
        <text:p text:style-name="P1"/>
        <text:p text:style-name="P1">愛來予我請喔！</text:p>
        <text:p text:style-name="P1">Ài lâi hōo guá tshiánn --ooh!</text:p>
        <text:p text:style-name="P1"/>
        <text:p text:style-name="P1">Mh！</text:p>
        <text:p text:style-name="P1">Mh!</text:p>
        <text:p text:style-name="P1"/>
        <text:p text:style-name="P1">我去共老母講，</text:p>
        <text:p text:style-name="P1">Guá khì kā lāu-bú kóng, </text:p>
        <text:p text:style-name="P1"/>
        <text:p text:style-name="P1">哈哈哈哈哈。</text:p>
        <text:p text:style-name="P1">ha ha ha ha ha.</text:p>
        <text:p text:style-name="P1"/>
        <text:p text:style-name="P1"><text:soft-page-break/>好。</text:p>
        <text:p text:style-name="P1">Hó.</text:p>
        <text:p text:style-name="P1"/>
        <text:p text:style-name="P1">恭喜呢，</text:p>
        <text:p text:style-name="P1">Kiong-hí --neh, </text:p>
        <text:p text:style-name="P1"/>
        <text:p text:style-name="P1">嘿啊，</text:p>
        <text:p text:style-name="P1">hennh --ah, </text:p>
        <text:p text:style-name="P1"/>
        <text:p text:style-name="P1">欲娶某矣！</text:p>
        <text:p text:style-name="P1">beh tshuā-bóo --ah!</text:p>
        <text:p text:style-name="P1"/>
        <text:p text:style-name="P1">頭家，</text:p>
        <text:p text:style-name="P1">Thâu-ke, </text:p>
        <text:p text:style-name="P1"/>
        <text:p text:style-name="P1">恭喜！</text:p>
        <text:p text:style-name="P1">kiong-hí!</text:p>
        <text:p text:style-name="P1"/>
        <text:p text:style-name="P1">恭喜喔，</text:p>
        <text:p text:style-name="P1">Kiong-hí --ooh, </text:p>
        <text:p text:style-name="P1"/>
        <text:p text:style-name="P1">足欣羨的！</text:p>
        <text:p text:style-name="P1">tsiok him-siān --ê!</text:p>
        <text:p text:style-name="P1"/>
        <text:p text:style-name="P1">哎，</text:p>
        <text:p text:style-name="P1">Ai, </text:p>
        <text:p text:style-name="P1"/>
        <text:p text:style-name="P1">袂大才啦，</text:p>
        <text:p text:style-name="P1">bē tāi-tsâi --lah, </text:p>
        <text:p text:style-name="P1"/>
        <text:p text:style-name="P1">嚓嚓趒嘛想欲佮人娶某，</text:p>
        <text:p text:style-name="P1">tshia̍k-tshia̍k-tiô mā siūnn-beh kah lâng tshuā-bóo, </text:p>
        <text:p text:style-name="P1"/>
        <text:p text:style-name="P1">有影謼！</text:p>
        <text:p text:style-name="P1">ū-iánn --hooh!</text:p>
        <text:p text:style-name="P1"/>
        <text:p text:style-name="P1">哈哈哈。</text:p>
        <text:p text:style-name="P1">Ha ha ha.</text:p>
        <text:p text:style-name="P1"/>
        <text:p text:style-name="P1">我轉來鞋仔場做工課矣，</text:p>
        <text:p text:style-name="P1">Guá tńg--lâi ê-á tiûnn tsò khang-khuè --ah, </text:p>
        <text:p text:style-name="P1"/>
        <text:p text:style-name="P1">因為久無做鞋仔矣，</text:p>
        <text:p text:style-name="P1">in-uī kú bô tsò ê-á --ah, </text:p>
        <text:p text:style-name="P1"/>
        <text:p text:style-name="P1">一寡生疏，</text:p>
        <text:p text:style-name="P1">tsi̍t-kuá tshenn-soo, </text:p>
        <text:p text:style-name="P1"/>
        <text:p text:style-name="P1">這幾工仔拚命咧做落，</text:p>
        <text:p text:style-name="P1">tsit --kuí-kang-á piànn-miā leh tsò --lo̍h, </text:p>
        <text:p text:style-name="P1"/>
        <text:p text:style-name="P1">這馬的水準啊，</text:p>
        <text:p text:style-name="P1">tsit-má ê tsuí-tsún --ah, </text:p>
        <text:p text:style-name="P1"/>
        <text:p text:style-name="P1">佮做兵進前仝款，</text:p>
        <text:p text:style-name="P1">kah tsò-ping tsìn-tsîng kāng-khuán, </text:p>
        <text:p text:style-name="P1"/>
        <text:p text:style-name="P1">所以這馬才有閒通好寫批予你，</text:p>
        <text:p text:style-name="P1">sóo-í tsit-má tsiah ū-îng thang hó siá phue hōo --lí, </text:p>
        <text:p text:style-name="P1"/>
        <text:p text:style-name="P1">我嘛開始咧暗時替你做鞋仔，</text:p>
        <text:p text:style-name="P1">guá mā khai-sí leh àm-sî thè lí tsò ê-á, </text:p>
        <text:p text:style-name="P1"/>
        <text:p text:style-name="P1">我選我上佮意的白色皮料，</text:p>
        <text:p text:style-name="P1">guá <text:s/>suán guá siōng kah-ì ê pe̍h-sik phuê-liāu, </text:p>
        <text:p text:style-name="P1"/>
        <text:p text:style-name="P1">因為白色佮你的純潔上四配！</text:p>
        <text:p text:style-name="P1">in-uī pe̍h-sik kah lí ê sûn-kiat siōng sù-phuè!</text:p>
        <text:p text:style-name="P1"/>
        <text:p text:style-name="P1">媠呢！</text:p>
        <text:p text:style-name="P1"><text:soft-page-break/>Suí --neh!</text:p>
        <text:p text:style-name="P1"/>
        <text:p text:style-name="P1">當然嘛是媠啊。</text:p>
        <text:p text:style-name="P1">Tong-liân mā sī suí --ah.</text:p>
        <text:p text:style-name="P1"/>
        <text:p text:style-name="P1">喂，</text:p>
        <text:p text:style-name="P1">Eh, </text:p>
        <text:p text:style-name="P1"/>
        <text:p text:style-name="P1">拄拄仔好！</text:p>
        <text:p text:style-name="P1">tú-tú-á hó!</text:p>
        <text:p text:style-name="P1"/>
        <text:p text:style-name="P1">拄拄仔好乎！</text:p>
        <text:p text:style-name="P1">Tú-tú-á hó --honnh!</text:p>
        <text:p text:style-name="P1"/>
        <text:p text:style-name="P1">這手路真正足媠的！</text:p>
        <text:p text:style-name="P1">Tse tshiú-lōo tsin-tsiànn tsiok suí --ê!</text:p>
        <text:p text:style-name="P1"/>
        <text:p text:style-name="P1">彼是專工乎，</text:p>
        <text:p text:style-name="P1">He sī tsuan-kang --honnh, </text:p>
        <text:p text:style-name="P1"/>
        <text:p text:style-name="P1">叫人對 日本 捾轉來的，</text:p>
        <text:p text:style-name="P1">kiò lâng uì <text:s/>Li̍t-pún <text:s/>kuānn --tńg-lâi --ê, </text:p>
        <text:p text:style-name="P1"/>
        <text:p text:style-name="P1">貴參參呢！</text:p>
        <text:p text:style-name="P1">kuì-som-som --neh!</text:p>
        <text:p text:style-name="P1"/>
        <text:p text:style-name="P1">啊咱兜就是做鞋仔的，</text:p>
        <text:p text:style-name="P1">Ah lán tau tō sī tsò-ê-á--ê, </text:p>
        <text:p text:style-name="P1"/>
        <text:p text:style-name="P1">是按怎愛共 日本人 買唅？</text:p>
        <text:p text:style-name="P1">sī án-nuá ài kā <text:s/>Li̍t-pún-lâng <text:s/>bé --hannh?</text:p>
        <text:p text:style-name="P1"/>
        <text:p text:style-name="P1">啊你無就看咱遮乎，</text:p>
        <text:p text:style-name="P1">Ah lí bô tō khuànn lán tsia --honnh, </text:p>
        <text:p text:style-name="P1"/>
        <text:p text:style-name="P1">有彼種材料無，</text:p>
        <text:p text:style-name="P1">ū hit tsióng tsâi-liāu --bô, </text:p>
        <text:p text:style-name="P1"/>
        <text:p text:style-name="P1">啊敢有彼種工夫？</text:p>
        <text:p text:style-name="P1">ah kám ū hit tsióng kang-hu?</text:p>
        <text:p text:style-name="P1"/>
        <text:p text:style-name="P1">材料會當定啊，</text:p>
        <text:p text:style-name="P1">Tsâi-liāu ē-tàng tiānn --ah, </text:p>
        <text:p text:style-name="P1"/>
        <text:p text:style-name="P1">工夫喔，</text:p>
        <text:p text:style-name="P1">kang-hu --ooh, </text:p>
        <text:p text:style-name="P1"/>
        <text:p text:style-name="P1">我相信我做會到，</text:p>
        <text:p text:style-name="P1">guá siong-sìn guá tsò ē kàu, </text:p>
        <text:p text:style-name="P1"/>
        <text:p text:style-name="P1">無師兄，</text:p>
        <text:p text:style-name="P1">bô su-hiann, </text:p>
        <text:p text:style-name="P1"/>
        <text:p text:style-name="P1">我做一雙予大嫂。</text:p>
        <text:p text:style-name="P1">guá tsò tsi̍t siang hōo tuā-só. </text:p>
        <text:p text:style-name="P1"/>
        <text:p text:style-name="P1">唉唷，</text:p>
        <text:p text:style-name="P1">Haih ioh, </text:p>
        <text:p text:style-name="P1"/>
        <text:p text:style-name="P1">免麻煩啦，</text:p>
        <text:p text:style-name="P1">bián mâ-huân --lah, </text:p>
        <text:p text:style-name="P1"/>
        <text:p text:style-name="P1">啊 黃 家乎欲娶新婦，</text:p>
        <text:p text:style-name="P1">ah <text:s/>N̂g <text:s/>--ka --honnh beh tshuā sim-pū, </text:p>
        <text:p text:style-name="P1"/>
        <text:p text:style-name="P1">這是乎，</text:p>
        <text:p text:style-name="P1">tse sī --honnh, </text:p>
        <text:p text:style-name="P1"/>
        <text:p text:style-name="P1">愛大場面呢！</text:p>
        <text:p text:style-name="P1"><text:soft-page-break/>ài tuā tiûnn-bīn --neh! </text:p>
        <text:p text:style-name="P1"/>
        <text:p text:style-name="P1">啊當然物件乎就攏愛用好的啊！</text:p>
        <text:p text:style-name="P1">Ah tong-liân mi̍h-kiānn --honnh tō lóng ài iōng hó--ê --ah!</text:p>
        <text:p text:style-name="P1"/>
        <text:p text:style-name="P1">嘿啊嘿啊，</text:p>
        <text:p text:style-name="P1">Heh --ah heh --ah, </text:p>
        <text:p text:style-name="P1"/>
        <text:p text:style-name="P1">我愛予伊上好的啦，</text:p>
        <text:p text:style-name="P1">guá ài hōo i siōng-hó --ê --lah, </text:p>
        <text:p text:style-name="P1"/>
        <text:p text:style-name="P1">哈哈哈。</text:p>
        <text:p text:style-name="P1">ha ha ha.</text:p>
        <text:p text:style-name="P1"/>
        <text:p text:style-name="P1">這个小姐乎真正有夠幸運的。</text:p>
        <text:p text:style-name="P1">Tsit ê sió-tsiá --honnh tsin-tsiànn ū-kàu hīng-ūn --ê!</text:p>
        <text:p text:style-name="P1"/>
        <text:p text:style-name="P1">喂，</text:p>
        <text:p text:style-name="P1">Eh, </text:p>
        <text:p text:style-name="P1"/>
        <text:p text:style-name="P1">阿母仔，</text:p>
        <text:p text:style-name="P1">a-bú--á, </text:p>
        <text:p text:style-name="P1"/>
        <text:p text:style-name="P1">等我代誌辦好乎，</text:p>
        <text:p text:style-name="P1">tán guá tāi-tsì pān hó --honnh, </text:p>
        <text:p text:style-name="P1"/>
        <text:p text:style-name="P1">嘛共 木成 的辦辦咧啊！</text:p>
        <text:p text:style-name="P1">mā kā <text:s/>Bo̍k-sîng <text:s/>--ê pān-pān--leh ah!</text:p>
        <text:p text:style-name="P1"/>
        <text:p text:style-name="P1">喂，</text:p>
        <text:p text:style-name="P1">Eh, </text:p>
        <text:p text:style-name="P1"/>
        <text:p text:style-name="P1">師兄！</text:p>
        <text:p text:style-name="P1">su-hiann!</text:p>
        <text:p text:style-name="P1"/>
        <text:p text:style-name="P1">唉唷，</text:p>
        <text:p text:style-name="P1">Haih ioh, </text:p>
        <text:p text:style-name="P1"/>
        <text:p text:style-name="P1">你喔，</text:p>
        <text:p text:style-name="P1">lí --ooh, </text:p>
        <text:p text:style-name="P1"/>
        <text:p text:style-name="P1">攏幾歲的人矣，</text:p>
        <text:p text:style-name="P1">lóng kuí huè ê lâng --ah, </text:p>
        <text:p text:style-name="P1"/>
        <text:p text:style-name="P1">你驚啥啦？</text:p>
        <text:p text:style-name="P1">lí kiann sánn --lah?</text:p>
        <text:p text:style-name="P1"/>
        <text:p text:style-name="P1">我毋是驚，</text:p>
        <text:p text:style-name="P1">Guá m̄ sī kiann, </text:p>
        <text:p text:style-name="P1"/>
        <text:p text:style-name="P1">我想講時機猶未到，</text:p>
        <text:p text:style-name="P1">guá siūnn-kóng sî-ki ah-buē kàu, </text:p>
        <text:p text:style-name="P1"/>
        <text:p text:style-name="P1">我這馬閣無才調通好飼一家伙仔</text:p>
        <text:p text:style-name="P1">guá tsit-má koh bô tsâi-tiāu thang hó tshī tsi̍t-ke-hué-á </text:p>
        <text:p text:style-name="P1"/>
        <text:p text:style-name="P1">唉唷，</text:p>
        <text:p text:style-name="P1">Haih ioh, </text:p>
        <text:p text:style-name="P1"/>
        <text:p text:style-name="P1">娶了才閣講啊，</text:p>
        <text:p text:style-name="P1">tshuā liáu tsiah koh kóng --ah, </text:p>
        <text:p text:style-name="P1"/>
        <text:p text:style-name="P1">想遐濟！</text:p>
        <text:p text:style-name="P1">siūnn hiah tsē!</text:p>
        <text:p text:style-name="P1"/>
        <text:p text:style-name="P1">啊是⿰啥人的⿰查某囝啦！</text:p>
        <text:p text:style-name="P1">Ah sī siáng ê tsa̋u-kiánn --lah! </text:p>
        <text:p text:style-name="P1"/>
        <text:p text:style-name="P1"><text:soft-page-break/>喂，</text:p>
        <text:p text:style-name="P1">Eh, </text:p>
        <text:p text:style-name="P1"/>
        <text:p text:style-name="P1">你來共阿母講啊，</text:p>
        <text:p text:style-name="P1">í lâi kā a-bú kóng --ah, </text:p>
        <text:p text:style-name="P1"/>
        <text:p text:style-name="P1">叫阿母替你做主。</text:p>
        <text:p text:style-name="P1">kiò a-bú thè lí tsò-tsú.</text:p>
        <text:p text:style-name="P1"/>
        <text:p text:style-name="P1">阿母仔，</text:p>
        <text:p text:style-name="P1">A-bú--á, </text:p>
        <text:p text:style-name="P1"/>
        <text:p text:style-name="P1">是做兵熟似的啊！</text:p>
        <text:p text:style-name="P1">sī tsò-ping si̍k-sāi --ê --ah!</text:p>
        <text:p text:style-name="P1"/>
        <text:p text:style-name="P1">好啦，</text:p>
        <text:p text:style-name="P1">Hó --lah, </text:p>
        <text:p text:style-name="P1"/>
        <text:p text:style-name="P1">一項一項來啦，</text:p>
        <text:p text:style-name="P1">tsi̍t hāng tsi̍t hāng lâi --lah, <text:s/></text:p>
        <text:p text:style-name="P1"/>
        <text:p text:style-name="P1">啊一項代誌乎辦完乎，</text:p>
        <text:p text:style-name="P1">ah tsi̍t hāng tāi-tsì --honnh pān uân --honnh, </text:p>
        <text:p text:style-name="P1"/>
        <text:p text:style-name="P1">才換另外一項代誌啦，</text:p>
        <text:p text:style-name="P1">tsiah uānn līng-guā tsi̍t hāng tāi-tsì --lah, </text:p>
        <text:p text:style-name="P1"/>
        <text:p text:style-name="P1">按呢敆敆做一个乎，</text:p>
        <text:p text:style-name="P1">án-ne kap-kap tsò tsi̍t ê --honnh, </text:p>
        <text:p text:style-name="P1"/>
        <text:p text:style-name="P1">我乎無彼个心神啦，</text:p>
        <text:p text:style-name="P1">guá --honnh bô hit ê sim-sîn --lah,</text:p>
        <text:p text:style-name="P1"/>
        <text:p text:style-name="P1">哈哈！</text:p>
        <text:p text:style-name="P1">ha ha!</text:p>
        <text:p text:style-name="P1"/>
        <text:p text:style-name="P1">我共你講，</text:p>
        <text:p text:style-name="P1">Guá kā lí kóng, </text:p>
        <text:p text:style-name="P1"/>
        <text:p text:style-name="P1">你這條乎算我的啦！</text:p>
        <text:p text:style-name="P1">lí tsit tiâu --honnh sǹg guá ê --lah!</text:p>
        <text:p text:style-name="P1"/>
        <text:p text:style-name="P1"><text:s/>榮燦 啊，</text:p>
        <text:p text:style-name="P1"><text:s/>Îng-tshàn <text:s/>--ah, </text:p>
        <text:p text:style-name="P1"/>
        <text:p text:style-name="P1">來來來，</text:p>
        <text:p text:style-name="P1">lâi lâi lâi, </text:p>
        <text:p text:style-name="P1"/>
        <text:p text:style-name="P1">按呢共點點、看看咧！</text:p>
        <text:p text:style-name="P1">án-ne kā tiám-tiám, khuànn-khuànn--eh!</text:p>
        <text:p text:style-name="P1"/>
        <text:p text:style-name="P1">好！</text:p>
        <text:p text:style-name="P1">Hó!</text:p>
        <text:p text:style-name="P1"/>
        <text:p text:style-name="P1">啊這乎，</text:p>
        <text:p text:style-name="P1">Ah tse --honnh, </text:p>
        <text:p text:style-name="P1"/>
        <text:p text:style-name="P1">絲仔布乎敢若傷少呢！</text:p>
        <text:p text:style-name="P1">si-á-pòo --honnh kánn-ná siunn tsió --neh, </text:p>
        <text:p text:style-name="P1"/>
        <text:p text:style-name="P1">下晡咱閣來去彼个大稻埕乎，</text:p>
        <text:p text:style-name="P1">ē-poo lán koh lâi-khì hit ê Tuā-tiū-tiânn --honnh, </text:p>
        <text:p text:style-name="P1"/>
        <text:p text:style-name="P1">閣鉸幾塊仔，</text:p>
        <text:p text:style-name="P1">koh ka --kuí-tè-á, </text:p>
        <text:p text:style-name="P1"/>
        <text:p text:style-name="P1">唅！</text:p>
        <text:p text:style-name="P1">hannh!</text:p>
        <text:p text:style-name="P1"/>
        <text:p text:style-name="P1">好，</text:p>
        <text:p text:style-name="P1"><text:soft-page-break/>Hó, </text:p>
        <text:p text:style-name="P1"/>
        <text:p text:style-name="P1">愛揀上媠的喔！</text:p>
        <text:p text:style-name="P1">ài kíng siōng suí --ê --ooh!</text:p>
        <text:p text:style-name="P1"/>
        <text:p text:style-name="P1">當然愛揀上媠的囉！</text:p>
        <text:p text:style-name="P1">Tong-liân ài kíng siōng suí --ê --looh!</text:p>
        <text:p text:style-name="P1"/>
        <text:p text:style-name="P1">我的西裝咧？</text:p>
        <text:p text:style-name="P1">Guá ê se-tsong --leh?</text:p>
        <text:p text:style-name="P1"/>
        <text:p text:style-name="P1">你的西裝閣做兩軀仔，</text:p>
        <text:p text:style-name="P1">Lí ê se-tsong koh tsò --nn̄g-su-á, </text:p>
        <text:p text:style-name="P1"/>
        <text:p text:style-name="P1">乎？</text:p>
        <text:p text:style-name="P1">honnh? </text:p>
        <text:p text:style-name="P1"/>
        <text:p text:style-name="P1">哈哈哈哈！</text:p>
        <text:p text:style-name="P1">Ha ha ha ha!</text:p>
        <text:p text:style-name="P1"/>
        <text:p text:style-name="P1">按呢這爿閣算看覓！</text:p>
        <text:p text:style-name="P1">Án-ne tsit pîng koh sǹg khuànn-māi!</text:p>
        <text:p text:style-name="P1"/>
        <text:p text:style-name="P1">想袂到才退伍轉來，</text:p>
        <text:p text:style-name="P1">Siūnn bē kàu tsiah thè-ngóo --tńg-lâi,</text:p>
        <text:p text:style-name="P1"/>
        <text:p text:style-name="P1">格仔場就欲辦喜事矣，</text:p>
        <text:p text:style-name="P1">keh-á-tiûnn tō beh pān hí-sū --ah, </text:p>
        <text:p text:style-name="P1"/>
        <text:p text:style-name="P1">這是阮格仔場頭一改辦喜事，</text:p>
        <text:p text:style-name="P1">tse sī gún keh-á-tiûnn thâu tsi̍t kái pān hí-sū, </text:p>
        <text:p text:style-name="P1"/>
        <text:p text:style-name="P1">頭家娘足歡喜的，</text:p>
        <text:p text:style-name="P1">thâu-ke-niû tsiok huann-hí --ê! </text:p>
        <text:p text:style-name="P1"/>
        <text:p text:style-name="P1">無閒𩑾tshā，</text:p>
        <text:p text:style-name="P1">Bô-îng-tshih-tshā, </text:p>
        <text:p text:style-name="P1"/>
        <text:p text:style-name="P1">買了足濟高級的聘禮，</text:p>
        <text:p text:style-name="P1">bé liáu tsiok tsē ko-kip ê phìng-lé, </text:p>
        <text:p text:style-name="P1"/>
        <text:p text:style-name="P1">有絲仔，</text:p>
        <text:p text:style-name="P1">ū si-á, </text:p>
        <text:p text:style-name="P1"/>
        <text:p text:style-name="P1">閣有繡著牡丹的棉被，</text:p>
        <text:p text:style-name="P1">koh ū siù tio̍h bóo-tan ê mî-phuē, </text:p>
        <text:p text:style-name="P1"/>
        <text:p text:style-name="P1">我一看著這兩蕊牡丹，</text:p>
        <text:p text:style-name="P1">guá tsi̍t khuànn-tio̍h tsit nn̄g luí bóo-tan, </text:p>
        <text:p text:style-name="P1"/>
        <text:p text:style-name="P1">我就想著你。</text:p>
        <text:p text:style-name="P1">guá tō siūnn-tio̍h lí. </text:p>
        <text:p text:style-name="P1"/>
        <text:p text:style-name="P1">你是毋是嘛會想著我，</text:p>
        <text:p text:style-name="P1">Lí sī m̄ sī mā ē siūnn-tio̍h guá, </text:p>
        <text:p text:style-name="P1"/>
        <text:p text:style-name="P1">是毋是佮我仝款，</text:p>
        <text:p text:style-name="P1">sī m̄ sī kah guá kāng-khuán,</text:p>
        <text:p text:style-name="P1"/>
        <text:p text:style-name="P1">期待著將來的幸福？</text:p>
        <text:p text:style-name="P1">kî-thāi tio̍h tsiong-lâi ê hīng-hok?</text:p>
        <text:p text:style-name="P1"/>
        <text:p text:style-name="P1">阿姊做新娘足媠的！</text:p>
        <text:p text:style-name="P1">A-tsí tsò sin-niû tsiok suí --ê!</text:p>
        <text:p text:style-name="P1"/>
        <text:p text:style-name="P1"><text:soft-page-break/>講實在的啦，</text:p>
        <text:p text:style-name="P1">Kóng si̍t-tsāi --ê --lah, </text:p>
        <text:p text:style-name="P1"/>
        <text:p text:style-name="P1">啊咱就算講對家己有信心矣啦，</text:p>
        <text:p text:style-name="P1">ah lán tō sǹg kóng tuì ka-tī ū sìn-sim --ah --lah, </text:p>
        <text:p text:style-name="P1"/>
        <text:p text:style-name="P1">乎，</text:p>
        <text:p text:style-name="P1">honnh,</text:p>
        <text:p text:style-name="P1"/>
        <text:p text:style-name="P1">啊就啥物攏毋驚，</text:p>
        <text:p text:style-name="P1">ah tō sánn-mih lóng m̄-kiann, </text:p>
        <text:p text:style-name="P1"/>
        <text:p text:style-name="P1">四支家私揹咧，</text:p>
        <text:p text:style-name="P1">sì ki ke-si phāinn --eh, </text:p>
        <text:p text:style-name="P1"/>
        <text:p text:style-name="P1">對 廈門 上船，</text:p>
        <text:p text:style-name="P1">uì <text:s/>Ē-mn̂g <text:s/>tsiūnn-tsûn, </text:p>
        <text:p text:style-name="P1"/>
        <text:p text:style-name="P1">就按呢過烏水溝來到 臺灣 ，</text:p>
        <text:p text:style-name="P1">tō án-ne kuè oo-tsuí-kau lâi-kàu <text:s/>Tâi-uân , </text:p>
        <text:p text:style-name="P1"/>
        <text:p text:style-name="P1">干焦靠我做鞋仔這工夫乎，</text:p>
        <text:p text:style-name="P1">kan-na khò guá tsò ê-á tse kang-hu --honnh, </text:p>
        <text:p text:style-name="P1"/>
        <text:p text:style-name="P1">就共某囝飼甲肥朒朒矣。</text:p>
        <text:p text:style-name="P1">tō kā bóo-kiánn tshī kah puî-tsut-tsut --ah. </text:p>
        <text:p text:style-name="P1"/>
        <text:p text:style-name="P1"><text:s/>牡丹 ，</text:p>
        <text:p text:style-name="P1"><text:s/>Bóo-tan , </text:p>
        <text:p text:style-name="P1"/>
        <text:p text:style-name="P1">你看你，</text:p>
        <text:p text:style-name="P1">lí khuànn lí, </text:p>
        <text:p text:style-name="P1"/>
        <text:p text:style-name="P1">真正是咱這村上媠的新娘花，</text:p>
        <text:p text:style-name="P1">tsin-tsiànn sī lán tsit tshun siōng suí ê sin-niû hue, </text:p>
        <text:p text:style-name="P1"/>
        <text:p text:style-name="P1">免早講抹胭脂，</text:p>
        <text:p text:style-name="P1">bián tsá kóng buah ian-tsi, </text:p>
        <text:p text:style-name="P1"/>
        <text:p text:style-name="P1">就已經遮爾媠啊！</text:p>
        <text:p text:style-name="P1">tō í-king tsiah-nī suí --ah!</text:p>
        <text:p text:style-name="P1"/>
        <text:p text:style-name="P1">哎唷，</text:p>
        <text:p text:style-name="P1">Aih ioH, </text:p>
        <text:p text:style-name="P1"/>
        <text:p text:style-name="P1">阿嫂你莫共我笑啦！</text:p>
        <text:p text:style-name="P1">a-só lí mài kā guá tshiò --lah!</text:p>
        <text:p text:style-name="P1"/>
        <text:p text:style-name="P1">我是替你歡喜，</text:p>
        <text:p text:style-name="P1">Guá sī thè lí huann-hí, </text:p>
        <text:p text:style-name="P1"/>
        <text:p text:style-name="P1">嫁過了後，</text:p>
        <text:p text:style-name="P1">kè kuè liáu-āu, </text:p>
        <text:p text:style-name="P1"/>
        <text:p text:style-name="P1">啥物代誌攏免做，</text:p>
        <text:p text:style-name="P1">sánn-mih tāi-tsì lóng bián tsò, </text:p>
        <text:p text:style-name="P1"/>
        <text:p text:style-name="P1">生幾个仔古錐的囡仔，</text:p>
        <text:p text:style-name="P1">senn kuí-ê-á kóo-tsui ê gín-á, </text:p>
        <text:p text:style-name="P1"/>
        <text:p text:style-name="P1">等咧做頭家娘。</text:p>
        <text:p text:style-name="P1">tán leh tsò thâu-ke-niû.</text:p>
        <text:p text:style-name="P1"/>
        <text:p text:style-name="P1">頭家娘？</text:p>
        <text:p text:style-name="P1">Thâu-ke-niû?</text:p>
        <text:p text:style-name="P1"/>
        <text:p text:style-name="P1"><text:s/>正義 鞋場的頭家娘啊。</text:p>
        <text:p text:style-name="P1"><text:s/>Tsìng-gī <text:s/>ê-tiûnn ê thâu-<text:soft-page-break/>ke-niû --ah. </text:p>
        <text:p text:style-name="P1"/>
        <text:p text:style-name="P1">唅？</text:p>
        <text:p text:style-name="P1">Hannh?</text:p>
        <text:p text:style-name="P1"/>
        <text:p text:style-name="P1">你是歹勢講這乎？</text:p>
        <text:p text:style-name="P1">Lí sī pháinn-sè kóng tse --honnh?</text:p>
        <text:p text:style-name="P1"/>
        <text:p text:style-name="P1">咱嘛毋是外人矣，</text:p>
        <text:p text:style-name="P1">Lán mā m̄ sī guā-lâng --ah, </text:p>
        <text:p text:style-name="P1"/>
        <text:p text:style-name="P1">查埔彼爿佮恁 萬財 兄嘛真熟，</text:p>
        <text:p text:style-name="P1">tsa-poo hit pîng kah lín <text:s/>Bān-tsâi <text:s/>hiann mā tsin si̍k, </text:p>
        <text:p text:style-name="P1"/>
        <text:p text:style-name="P1">in的環境按怎，</text:p>
        <text:p text:style-name="P1">in ê khuân-kíng án-nuá, </text:p>
        <text:p text:style-name="P1"/>
        <text:p text:style-name="P1">阮攏足清楚，</text:p>
        <text:p text:style-name="P1">gún lóng tsiok tshing-tshóo, </text:p>
        <text:p text:style-name="P1"/>
        <text:p text:style-name="P1">你喔，</text:p>
        <text:p text:style-name="P1">lí --ooh, </text:p>
        <text:p text:style-name="P1"/>
        <text:p text:style-name="P1">是頂世人修來的福氣啦。</text:p>
        <text:p text:style-name="P1">sī tíng-sì-lâng siu lâi ê hok-khì --lah.</text:p>
        <text:p text:style-name="P1"/>
        <text:p text:style-name="P1"><text:s/>萬財 兄佮 木成 熟，</text:p>
        <text:p text:style-name="P1"><text:s/>Bān-tsâi <text:s/>hiann kah <text:s/>Bo̍k-sîng <text:s/>si̍k,</text:p>
        <text:p text:style-name="P1"/>
        <text:p text:style-name="P1">我哪會毋知？</text:p>
        <text:p text:style-name="P1">guá ná ē m̄ tsai?</text:p>
        <text:p text:style-name="P1"/>
        <text:p text:style-name="P1"><text:s/>木成 ？</text:p>
        <text:p text:style-name="P1"><text:s/>Bo̍k-sîng ?</text:p>
        <text:p text:style-name="P1"/>
        <text:p text:style-name="P1">好未啦？</text:p>
        <text:p text:style-name="P1">Hó --bē --lah?</text:p>
        <text:p text:style-name="P1"/>
        <text:p text:style-name="P1">好矣好矣好矣！</text:p>
        <text:p text:style-name="P1">Hó --ah hó --ah hó --ah!</text:p>
        <text:p text:style-name="P1"/>
        <text:p text:style-name="P1">唉唷，</text:p>
        <text:p text:style-name="P1">Haih ioh, </text:p>
        <text:p text:style-name="P1"/>
        <text:p text:style-name="P1">哪會猶閣咧哭？</text:p>
        <text:p text:style-name="P1">ná ē ah koh leh khàu? </text:p>
        <text:p text:style-name="P1"/>
        <text:p text:style-name="P1">好矣就好準備去遐欲奉茶</text:p>
        <text:p text:style-name="P1">Hó --ah tō hó tsún-pī khì hia beh hōng-tê</text:p>
        <text:p text:style-name="P1"/>
        <text:p text:style-name="P1">媽，</text:p>
        <text:p text:style-name="P1">Má, </text:p>
        <text:p text:style-name="P1"/>
        <text:p text:style-name="P1">我問你。</text:p>
        <text:p text:style-name="P1">guá mn̄g --lí.</text:p>
        <text:p text:style-name="P1"/>
        <text:p text:style-name="P1">啥物代誌？</text:p>
        <text:p text:style-name="P1">Siánn-mih tāi-tsì?</text:p>
        <text:p text:style-name="P1"/>
        <text:p text:style-name="P1">外口是啥物人啊？</text:p>
        <text:p text:style-name="P1">Guā-kháu sī siánn-mih lâng --ah?</text:p>
        <text:p text:style-name="P1"/>
        <text:p text:style-name="P1">哎唷，</text:p>
        <text:p text:style-name="P1">Aih ioh, </text:p>
        <text:p text:style-name="P1"/>
        <text:p text:style-name="P1">啊這哪就閣問啦，</text:p>
        <text:p text:style-name="P1">ah tse ná tō koh mn̄g --lah,</text:p>
        <text:p text:style-name="P1"/>
        <text:p text:style-name="P1">當然嘛是 黃 家的人啊，</text:p>
        <text:p text:style-name="P1">tong-liân mā sī <text:s/>N̂g <text:s/>--ka ê lâng --ah, </text:p>
        <text:p text:style-name="P1"><text:soft-page-break/></text:p>
        <text:p text:style-name="P1">彼 黃 老板佮頭家娘乎攏來矣呢，</text:p>
        <text:p text:style-name="P1">he <text:s/>N̂g <text:s/>láu-pán kah thâu-ke-niû --honnh lóng lâi --ah --neh, </text:p>
        <text:p text:style-name="P1"/>
        <text:p text:style-name="P1">緊緊緊，</text:p>
        <text:p text:style-name="P1">kín kín kín,</text:p>
        <text:p text:style-name="P1"/>
        <text:p text:style-name="P1">⿰來去奉茶！</text:p>
        <text:p text:style-name="P1">la̋i hōng-tê!</text:p>
        <text:p text:style-name="P1"/>
        <text:p text:style-name="P1">所以做你放心啦乎，</text:p>
        <text:p text:style-name="P1">Sóo-í tsò lí hòng-sim --lah --honnh, </text:p>
        <text:p text:style-name="P1"/>
        <text:p text:style-name="P1"><text:s/>牡丹仔 若是嫁來阮這爿乎，</text:p>
        <text:p text:style-name="P1"><text:s/>Bóo-tan--á <text:s/>nā sī kè lâi gún tsit pîng --honnh, </text:p>
        <text:p text:style-name="P1"/>
        <text:p text:style-name="P1">袂去予枵著啦，</text:p>
        <text:p text:style-name="P1">buē khì hōo iau--tio̍h --lah, </text:p>
        <text:p text:style-name="P1"/>
        <text:p text:style-name="P1">你放心啦！</text:p>
        <text:p text:style-name="P1">lí hòng-sim --lah!</text:p>
        <text:p text:style-name="P1"/>
        <text:p text:style-name="P1">哈哈，</text:p>
        <text:p text:style-name="P1">Ha ha,</text:p>
        <text:p text:style-name="P1"/>
        <text:p text:style-name="P1">著啦著啦，</text:p>
        <text:p text:style-name="P1">tio̍h --lah tio̍h --lah, </text:p>
        <text:p text:style-name="P1"/>
        <text:p text:style-name="P1">查埔囝若有一塊工夫乎，</text:p>
        <text:p text:style-name="P1">tsa-poo-kiánn nā ū tsi̍t tè kang-hu --honnh, </text:p>
        <text:p text:style-name="P1"/>
        <text:p text:style-name="P1">行到佗攏嘛免煩惱，</text:p>
        <text:p text:style-name="P1">kiânn kàu tah lóng mā bián huân-ló, </text:p>
        <text:p text:style-name="P1"/>
        <text:p text:style-name="P1">而且阮朋友乎做鞋的功夫，</text:p>
        <text:p text:style-name="P1">lî-tshiánn gún pîng-iú --honnh tsò ê ê kang-hu, </text:p>
        <text:p text:style-name="P1"/>
        <text:p text:style-name="P1">綴in老爸嘛綴有著呢，</text:p>
        <text:p text:style-name="P1">tuè in lāu-pē mā tuè ū tio̍h --neh, </text:p>
        <text:p text:style-name="P1"/>
        <text:p text:style-name="P1">哈哈！</text:p>
        <text:p text:style-name="P1">ha ha!</text:p>
        <text:p text:style-name="P1"/>
        <text:p text:style-name="P1"><text:s/>牡丹 奉茶矣喔！</text:p>
        <text:p text:style-name="P1"><text:s/>Bóo-tan <text:s/>hōng-tê --ah --ooh!</text:p>
        <text:p text:style-name="P1"/>
        <text:p text:style-name="P1">謼好，</text:p>
        <text:p text:style-name="P1">Hooh hó, </text:p>
        <text:p text:style-name="P1"/>
        <text:p text:style-name="P1">啊啊 牡丹 來啊、 牡丹 來啊，</text:p>
        <text:p text:style-name="P1">ah ah <text:s/>Bóo-tan <text:s/>lâi --ah, <text:s/>Bóo-tan <text:s/>lâi --ah, </text:p>
        <text:p text:style-name="P1"/>
        <text:p text:style-name="P1">哈哈！</text:p>
        <text:p text:style-name="P1">ha ha!</text:p>
        <text:p text:style-name="P1"/>
        <text:p text:style-name="P1">來、來，</text:p>
        <text:p text:style-name="P1">Lâi, lâi, </text:p>
        <text:p text:style-name="P1"/>
        <text:p text:style-name="P1">囡仔予我、囡仔予我。</text:p>
        <text:p text:style-name="P1">gín-á hōo --guá, gín-á hōo --guá.</text:p>
        <text:p text:style-name="P1"/>
        <text:p text:style-name="P1">頭家。</text:p>
        <text:p text:style-name="P1">Thâu-ke.</text:p>
        <text:p text:style-name="P1"/>
        <text:p text:style-name="P1">毋是頭家，</text:p>
        <text:p text:style-name="P1">M̄ sī thâu-ke, </text:p>
        <text:p text:style-name="P1"/>
        <text:p text:style-name="P1">是阿爸！</text:p>
        <text:p text:style-name="P1"><text:soft-page-break/>sī a-pah!</text:p>
        <text:p text:style-name="P1"/>
        <text:p text:style-name="P1">阿爸。</text:p>
        <text:p text:style-name="P1">A-pah.</text:p>
        <text:p text:style-name="P1"/>
        <text:p text:style-name="P1">雙雙對對，</text:p>
        <text:p text:style-name="P1">Siang-siang-tuì-tuì, </text:p>
        <text:p text:style-name="P1"/>
        <text:p text:style-name="P1">萬年富貴。</text:p>
        <text:p text:style-name="P1">bān-nî-hù-kuì. </text:p>
        <text:p text:style-name="P1"/>
        <text:p text:style-name="P1">共你的大家奉茶。</text:p>
        <text:p text:style-name="P1">Kā lí ê ta-ke hōng-tê.</text:p>
        <text:p text:style-name="P1"/>
        <text:p text:style-name="P1">你猶閣會認得我無？</text:p>
        <text:p text:style-name="P1">Lí iáu-koh ē-līn-eh guá --bô? </text:p>
        <text:p text:style-name="P1"/>
        <text:p text:style-name="P1">我就是去菜市仔乎，</text:p>
        <text:p text:style-name="P1">Guá tō sī khì tshài-tshī-á --honnh, </text:p>
        <text:p text:style-name="P1"/>
        <text:p text:style-name="P1">共你買菜啊。</text:p>
        <text:p text:style-name="P1">kā lí bé tshài --ah.</text:p>
        <text:p text:style-name="P1"/>
        <text:p text:style-name="P1">會認得，</text:p>
        <text:p text:style-name="P1">Ē-līn-eh, </text:p>
        <text:p text:style-name="P1"/>
        <text:p text:style-name="P1">彼个時陣頭家娘買真少。</text:p>
        <text:p text:style-name="P1">hit ê sî-tsūn thâu-ke-niû bé tsin tsió.</text:p>
        <text:p text:style-name="P1"/>
        <text:p text:style-name="P1">你一聲就看會出來講我毋是在地人，</text:p>
        <text:p text:style-name="P1">Lí tsi̍t-siann tō khuànn ē tshut-lâi kóng guá m̄ sī tsāi-tē-lâng, </text:p>
        <text:p text:style-name="P1"/>
        <text:p text:style-name="P1">我就知影講乎，</text:p>
        <text:p text:style-name="P1">guá tō tsai-iánn kóng --honnh, </text:p>
        <text:p text:style-name="P1"/>
        <text:p text:style-name="P1">你足巧的喔！</text:p>
        <text:p text:style-name="P1">lí tsiok khiáu --ê --ooh!</text:p>
        <text:p text:style-name="P1"/>
        <text:p text:style-name="P1">哈哈哈，</text:p>
        <text:p text:style-name="P1">Ha ha ha, </text:p>
        <text:p text:style-name="P1"/>
        <text:p text:style-name="P1">啊這就是大家、新婦有緣啦，</text:p>
        <text:p text:style-name="P1">ah tse tō sī ta-ke, sin-pū ū-iân --lah, </text:p>
        <text:p text:style-name="P1"/>
        <text:p text:style-name="P1">哈哈哈哈哈！</text:p>
        <text:p text:style-name="P1">ha ha ha ha ha!</text:p>
        <text:p text:style-name="P1"/>
        <text:p text:style-name="P1">兩姓合婚，</text:p>
        <text:p text:style-name="P1">Lióng sìnn ha̍p hun,</text:p>
        <text:p text:style-name="P1"/>
        <text:p text:style-name="P1">日日錢有賰，</text:p>
        <text:p text:style-name="P1">ji̍t ji̍t tsînn ū tshun, </text:p>
        <text:p text:style-name="P1"/>
        <text:p text:style-name="P1">予大家大官雙手抱雙孫。</text:p>
        <text:p text:style-name="P1">hōo ta-ke ta-kuann siang-tshiú phō siang sun.</text:p>
        <text:p text:style-name="P1"/>
        <text:p text:style-name="P1">唅，</text:p>
        <text:p text:style-name="P1">Hannh, </text:p>
        <text:p text:style-name="P1"/>
        <text:p text:style-name="P1">阿姆仔，</text:p>
        <text:p text:style-name="P1">A-ḿ--á, </text:p>
        <text:p text:style-name="P1"/>
        <text:p text:style-name="P1">今訂婚⿰爾爾，</text:p>
        <text:p text:style-name="P1">tann tīng-hun nia̋, </text:p>
        <text:p text:style-name="P1"/>
        <text:p text:style-name="P1">你就欲雙手抱雙孫矣喔？</text:p>
        <text:p text:style-name="P1">lí tō beh siang-tshiú phō siang sun --ah --ooh ?</text:p>
        <text:p text:style-name="P1"/>
        <text:p text:style-name="P1">嘿啦、嘿啦！</text:p>
        <text:p text:style-name="P1">Hennh --lah, hennh --lah!</text:p>
        <text:p text:style-name="P1"/>
        <text:p text:style-name="P1"><text:soft-page-break/>哈哈哈哈哈！</text:p>
        <text:p text:style-name="P1">Ha ha ha ha ha!</text:p>
        <text:p text:style-name="P1"/>
        <text:p text:style-name="P1">共你的翁婿奉茶。</text:p>
        <text:p text:style-name="P1">Kā lí ê ang-sài hōng-tê.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3e654" officeooo:paragraph-rsid="0013e65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664-<text:page-number text:select-page="current">4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1T14:29:11.040554684</dc:date>
    <meta:editing-duration>PT6M2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43" meta:paragraph-count="1992" meta:word-count="11140" meta:character-count="28911" meta:non-whitespace-character-count="24878"/>
  </office:meta>
</office:document-meta>
</file>